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61"/>
    <style:style style:name="ce13" style:family="table-cell" style:parent-style-name="Defaul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2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1">
      <style:text-properties fo:font-weight="bold" style:font-weight-asian="bold" style:font-weight-complex="bold"/>
    </style:style>
    <style:style style:name="ce18" style:family="table-cell" style:parent-style-name="Default" style:data-style-name="N1"/>
    <style:style style:name="ce19" style:family="table-cell" style:parent-style-name="Default" style:data-style-name="N161"/>
    <style:style style:name="ce20" style:family="table-cell" style:parent-style-name="Defaul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2"/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7" style:family="table-cell" style:parent-style-name="Default" style:data-style-name="N155"/>
    <style:style style:name="ce8" style:family="table-cell" style:parent-style-name="Default" style:data-style-name="N15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JCur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number-columns-repeated="59" table:default-cell-style-name="Default"/>
        <table:table-row table:style-name="ro1">
          <table:table-cell table:style-name="ce16" office:value-type="string" calcext:value-type="string">
            <text:p>Temp</text:p>
          </table:table-cell>
          <table:table-cell table:style-name="ce16" office:value-type="string" calcext:value-type="string">
            <text:p>Resistance</text:p>
          </table:table-cell>
          <table:table-cell table:style-name="ce16" office:value-type="string" calcext:value-type="string">
            <text:p>Load Resistance</text:p>
          </table:table-cell>
          <table:table-cell table:style-name="ce16" office:value-type="string" calcext:value-type="string">
            <text:p>Voltage</text:p>
          </table:table-cell>
          <table:table-cell table:style-name="ce17" office:value-type="string" calcext:value-type="string">
            <text:p>ADC reading 12 bit</text:p>
          </table:table-cell>
          <table:table-cell table:style-name="ce16" table:number-columns-repeated="59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30420" calcext:value-type="float">
            <text:p>130420</text:p>
          </table:table-cell>
          <table:table-cell office:value-type="float" office:value="1200" calcext:value-type="float">
            <text:p>1200</text:p>
          </table:table-cell>
          <table:table-cell table:formula="of:=[.C2]/([.B2]+[.C2])*5" office:value-type="float" office:value="0.0455857772375019" calcext:value-type="float">
            <text:p>0,045585777237502</text:p>
          </table:table-cell>
          <table:table-cell table:formula="of:=[.D2]/3.3*4096" office:value-type="float" office:value="56.581619262063" calcext:value-type="float">
            <text:p>57</text:p>
          </table:table-cell>
          <table:table-cell office:value-type="string" calcext:value-type="string">
            <text:p>,\</text:p>
          </table:table-cell>
          <table:table-cell table:formula="of:=#REF!*EXP(#REF!/([.A2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7080" calcext:value-type="float">
            <text:p>97080</text:p>
          </table:table-cell>
          <table:table-cell office:value-type="float" office:value="1200" calcext:value-type="float">
            <text:p>1200</text:p>
          </table:table-cell>
          <table:table-cell table:formula="of:=[.C3]/([.B3]+[.C3])*5" office:value-type="float" office:value="0.061050061050061" calcext:value-type="float">
            <text:p>0,061050061050061</text:p>
          </table:table-cell>
          <table:table-cell table:formula="of:=[.D3]/3.3*4096" office:value-type="float" office:value="75.7760757760758" calcext:value-type="float">
            <text:p>76</text:p>
          </table:table-cell>
          <table:table-cell office:value-type="string" calcext:value-type="string">
            <text:p>,\</text:p>
          </table:table-cell>
          <table:table-cell table:formula="of:=#REF!*EXP(#REF!/([.A3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2957" calcext:value-type="float">
            <text:p>72957</text:p>
          </table:table-cell>
          <table:table-cell office:value-type="float" office:value="1200" calcext:value-type="float">
            <text:p>1200</text:p>
          </table:table-cell>
          <table:table-cell table:formula="of:=[.C4]/([.B4]+[.C4])*5" office:value-type="float" office:value="0.0809094219021805" calcext:value-type="float">
            <text:p>0,080909421902181</text:p>
          </table:table-cell>
          <table:table-cell table:formula="of:=[.D4]/3.3*4096" office:value-type="float" office:value="100.425755185252" calcext:value-type="float">
            <text:p>100</text:p>
          </table:table-cell>
          <table:table-cell office:value-type="string" calcext:value-type="string">
            <text:p>,\</text:p>
          </table:table-cell>
          <table:table-cell table:formula="of:=#REF!*EXP(#REF!/([.A4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5332" calcext:value-type="float">
            <text:p>55332</text:p>
          </table:table-cell>
          <table:table-cell office:value-type="float" office:value="1200" calcext:value-type="float">
            <text:p>1200</text:p>
          </table:table-cell>
          <table:table-cell table:formula="of:=[.C5]/([.B5]+[.C5])*5" office:value-type="float" office:value="0.106134578645723" calcext:value-type="float">
            <text:p>0,106134578645723</text:p>
          </table:table-cell>
          <table:table-cell table:formula="of:=[.D5]/3.3*4096" office:value-type="float" office:value="131.735525494812" calcext:value-type="float">
            <text:p>132</text:p>
          </table:table-cell>
          <table:table-cell office:value-type="string" calcext:value-type="string">
            <text:p>,\</text:p>
          </table:table-cell>
          <table:table-cell table:formula="of:=#REF!*EXP(#REF!/([.A5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2332" calcext:value-type="float">
            <text:p>42332</text:p>
          </table:table-cell>
          <table:table-cell office:value-type="float" office:value="1200" calcext:value-type="float">
            <text:p>1200</text:p>
          </table:table-cell>
          <table:table-cell table:formula="of:=[.C6]/([.B6]+[.C6])*5" office:value-type="float" office:value="0.137829642561794" calcext:value-type="float">
            <text:p>0,137829642561794</text:p>
          </table:table-cell>
          <table:table-cell table:formula="of:=[.D6]/3.3*4096" office:value-type="float" office:value="171.075823010032" calcext:value-type="float">
            <text:p>171</text:p>
          </table:table-cell>
          <table:table-cell office:value-type="string" calcext:value-type="string">
            <text:p>,\</text:p>
          </table:table-cell>
          <table:table-cell table:formula="of:=#REF!*EXP(#REF!/([.A6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50" calcext:value-type="float">
            <text:p>32650</text:p>
          </table:table-cell>
          <table:table-cell office:value-type="float" office:value="1200" calcext:value-type="float">
            <text:p>1200</text:p>
          </table:table-cell>
          <table:table-cell table:formula="of:=[.C7]/([.B7]+[.C7])*5" office:value-type="float" office:value="0.17725258493353" calcext:value-type="float">
            <text:p>0,17725258493353</text:p>
          </table:table-cell>
          <table:table-cell table:formula="of:=[.D7]/3.3*4096" office:value-type="float" office:value="220.008056935679" calcext:value-type="float">
            <text:p>220</text:p>
          </table:table-cell>
          <table:table-cell office:value-type="string" calcext:value-type="string">
            <text:p>,\</text:p>
          </table:table-cell>
          <table:table-cell table:formula="of:=#REF!*EXP(#REF!/([.A7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95" calcext:value-type="float">
            <text:p>25395</text:p>
          </table:table-cell>
          <table:table-cell office:value-type="float" office:value="1200" calcext:value-type="float">
            <text:p>1200</text:p>
          </table:table-cell>
          <table:table-cell table:formula="of:=[.C8]/([.B8]+[.C8])*5" office:value-type="float" office:value="0.225606316976875" calcext:value-type="float">
            <text:p>0,225606316976875</text:p>
          </table:table-cell>
          <table:table-cell table:formula="of:=[.D8]/3.3*4096" office:value-type="float" office:value="280.025295253722" calcext:value-type="float">
            <text:p>280</text:p>
          </table:table-cell>
          <table:table-cell office:value-type="string" calcext:value-type="string">
            <text:p>,\</text:p>
          </table:table-cell>
          <table:table-cell table:formula="of:=#REF!*EXP(#REF!/([.A8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04" calcext:value-type="float">
            <text:p>19904</text:p>
          </table:table-cell>
          <table:table-cell office:value-type="float" office:value="1200" calcext:value-type="float">
            <text:p>1200</text:p>
          </table:table-cell>
          <table:table-cell table:formula="of:=[.C9]/([.B9]+[.C9])*5" office:value-type="float" office:value="0.284306292645944" calcext:value-type="float">
            <text:p>0,284306292645944</text:p>
          </table:table-cell>
          <table:table-cell table:formula="of:=[.D9]/3.3*4096" office:value-type="float" office:value="352.884416569026" calcext:value-type="float">
            <text:p>353</text:p>
          </table:table-cell>
          <table:table-cell office:value-type="string" calcext:value-type="string">
            <text:p>,\</text:p>
          </table:table-cell>
          <table:table-cell table:formula="of:=#REF!*EXP(#REF!/([.A9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715" calcext:value-type="float">
            <text:p>15715</text:p>
          </table:table-cell>
          <table:table-cell office:value-type="float" office:value="1200" calcext:value-type="float">
            <text:p>1200</text:p>
          </table:table-cell>
          <table:table-cell table:formula="of:=[.C10]/([.B10]+[.C10])*5" office:value-type="float" office:value="0.354714750221697" calcext:value-type="float">
            <text:p>0,354714750221697</text:p>
          </table:table-cell>
          <table:table-cell table:formula="of:=[.D10]/3.3*4096" office:value-type="float" office:value="440.2762475479" calcext:value-type="float">
            <text:p>440</text:p>
          </table:table-cell>
          <table:table-cell office:value-type="string" calcext:value-type="string">
            <text:p>,\</text:p>
          </table:table-cell>
          <table:table-cell table:formula="of:=#REF!*EXP(#REF!/([.A10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4" calcext:value-type="float">
            <text:p>12494</text:p>
          </table:table-cell>
          <table:table-cell office:value-type="float" office:value="1200" calcext:value-type="float">
            <text:p>1200</text:p>
          </table:table-cell>
          <table:table-cell table:formula="of:=[.C11]/([.B11]+[.C11])*5" office:value-type="float" office:value="0.438148094055791" calcext:value-type="float">
            <text:p>0,438148094055791</text:p>
          </table:table-cell>
          <table:table-cell table:formula="of:=[.D11]/3.3*4096" office:value-type="float" office:value="543.834725228036" calcext:value-type="float">
            <text:p>544</text:p>
          </table:table-cell>
          <table:table-cell office:value-type="string" calcext:value-type="string">
            <text:p>,\</text:p>
          </table:table-cell>
          <table:table-cell table:formula="of:=#REF!*EXP(#REF!/([.A11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" calcext:value-type="float">
            <text:p>1200</text:p>
          </table:table-cell>
          <table:table-cell table:formula="of:=[.C12]/([.B12]+[.C12])*5" office:value-type="float" office:value="0.535714285714286" calcext:value-type="float">
            <text:p>0,535714285714286</text:p>
          </table:table-cell>
          <table:table-cell table:formula="of:=[.D12]/3.3*4096" office:value-type="float" office:value="664.935064935065" calcext:value-type="float">
            <text:p>665</text:p>
          </table:table-cell>
          <table:table-cell office:value-type="string" calcext:value-type="string">
            <text:p>,\</text:p>
          </table:table-cell>
          <table:table-cell table:formula="of:=#REF!*EXP(#REF!/([.A12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57" calcext:value-type="float">
            <text:p>8057</text:p>
          </table:table-cell>
          <table:table-cell office:value-type="float" office:value="1200" calcext:value-type="float">
            <text:p>1200</text:p>
          </table:table-cell>
          <table:table-cell table:formula="of:=[.C13]/([.B13]+[.C13])*5" office:value-type="float" office:value="0.648158150588744" calcext:value-type="float">
            <text:p>0,648158150588744</text:p>
          </table:table-cell>
          <table:table-cell table:formula="of:=[.D13]/3.3*4096" office:value-type="float" office:value="804.50175297318" calcext:value-type="float">
            <text:p>805</text:p>
          </table:table-cell>
          <table:table-cell office:value-type="string" calcext:value-type="string">
            <text:p>,\</text:p>
          </table:table-cell>
          <table:table-cell table:formula="of:=#REF!*EXP(#REF!/([.A13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31" calcext:value-type="float">
            <text:p>6531</text:p>
          </table:table-cell>
          <table:table-cell office:value-type="float" office:value="1200" calcext:value-type="float">
            <text:p>1200</text:p>
          </table:table-cell>
          <table:table-cell table:formula="of:=[.C14]/([.B14]+[.C14])*5" office:value-type="float" office:value="0.776096235933256" calcext:value-type="float">
            <text:p>0,776096235933256</text:p>
          </table:table-cell>
          <table:table-cell table:formula="of:=[.D14]/3.3*4096" office:value-type="float" office:value="963.300055267459" calcext:value-type="float">
            <text:p>963</text:p>
          </table:table-cell>
          <table:table-cell office:value-type="string" calcext:value-type="string">
            <text:p>,\</text:p>
          </table:table-cell>
          <table:table-cell table:formula="of:=#REF!*EXP(#REF!/([.A14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26" calcext:value-type="float">
            <text:p>5326</text:p>
          </table:table-cell>
          <table:table-cell office:value-type="float" office:value="1200" calcext:value-type="float">
            <text:p>1200</text:p>
          </table:table-cell>
          <table:table-cell table:formula="of:=[.C15]/([.B15]+[.C15])*5" office:value-type="float" office:value="0.919399325773828" calcext:value-type="float">
            <text:p>0,919399325773828</text:p>
          </table:table-cell>
          <table:table-cell table:formula="of:=[.D15]/3.3*4096" office:value-type="float" office:value="1141.16958738473" calcext:value-type="float">
            <text:p>1141</text:p>
          </table:table-cell>
          <table:table-cell office:value-type="string" calcext:value-type="string">
            <text:p>,\</text:p>
          </table:table-cell>
          <table:table-cell table:formula="of:=#REF!*EXP(#REF!/([.A15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68" calcext:value-type="float">
            <text:p>4368</text:p>
          </table:table-cell>
          <table:table-cell office:value-type="float" office:value="1200" calcext:value-type="float">
            <text:p>1200</text:p>
          </table:table-cell>
          <table:table-cell table:formula="of:=[.C16]/([.B16]+[.C16])*5" office:value-type="float" office:value="1.07758620689655" calcext:value-type="float">
            <text:p>1,07758620689655</text:p>
          </table:table-cell>
          <table:table-cell table:formula="of:=[.D16]/3.3*4096" office:value-type="float" office:value="1337.51306165099" calcext:value-type="float">
            <text:p>1338</text:p>
          </table:table-cell>
          <table:table-cell office:value-type="string" calcext:value-type="string">
            <text:p>,\</text:p>
          </table:table-cell>
          <table:table-cell table:formula="of:=#REF!*EXP(#REF!/([.A16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02" calcext:value-type="float">
            <text:p>3602</text:p>
          </table:table-cell>
          <table:table-cell office:value-type="float" office:value="1200" calcext:value-type="float">
            <text:p>1200</text:p>
          </table:table-cell>
          <table:table-cell table:formula="of:=[.C17]/([.B17]+[.C17])*5" office:value-type="float" office:value="1.24947938359017" calcext:value-type="float">
            <text:p>1,24947938359017</text:p>
          </table:table-cell>
          <table:table-cell table:formula="of:=[.D17]/3.3*4096" office:value-type="float" office:value="1550.86895611677" calcext:value-type="float">
            <text:p>1551</text:p>
          </table:table-cell>
          <table:table-cell office:value-type="string" calcext:value-type="string">
            <text:p>,\</text:p>
          </table:table-cell>
          <table:table-cell table:formula="of:=#REF!*EXP(#REF!/([.A17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86" calcext:value-type="float">
            <text:p>2986</text:p>
          </table:table-cell>
          <table:table-cell office:value-type="float" office:value="1200" calcext:value-type="float">
            <text:p>1200</text:p>
          </table:table-cell>
          <table:table-cell table:formula="of:=[.C18]/([.B18]+[.C18])*5" office:value-type="float" office:value="1.43334925943622" calcext:value-type="float">
            <text:p>1,43334925943622</text:p>
          </table:table-cell>
          <table:table-cell table:formula="of:=[.D18]/3.3*4096" office:value-type="float" office:value="1779.09047474265" calcext:value-type="float">
            <text:p>1779</text:p>
          </table:table-cell>
          <table:table-cell office:value-type="string" calcext:value-type="string">
            <text:p>,\</text:p>
          </table:table-cell>
          <table:table-cell table:formula="of:=#REF!*EXP(#REF!/([.A18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88" calcext:value-type="float">
            <text:p>2488</text:p>
          </table:table-cell>
          <table:table-cell office:value-type="float" office:value="1200" calcext:value-type="float">
            <text:p>1200</text:p>
          </table:table-cell>
          <table:table-cell table:formula="of:=[.C19]/([.B19]+[.C19])*5" office:value-type="float" office:value="1.62689804772234" calcext:value-type="float">
            <text:p>1,62689804772234</text:p>
          </table:table-cell>
          <table:table-cell table:formula="of:=[.D19]/3.3*4096" office:value-type="float" office:value="2019.32557680931" calcext:value-type="float">
            <text:p>2019</text:p>
          </table:table-cell>
          <table:table-cell office:value-type="string" calcext:value-type="string">
            <text:p>,\</text:p>
          </table:table-cell>
          <table:table-cell table:formula="of:=#REF!*EXP(#REF!/([.A19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83" calcext:value-type="float">
            <text:p>2083</text:p>
          </table:table-cell>
          <table:table-cell office:value-type="float" office:value="1200" calcext:value-type="float">
            <text:p>1200</text:p>
          </table:table-cell>
          <table:table-cell table:formula="of:=[.C20]/([.B20]+[.C20])*5" office:value-type="float" office:value="1.82759671032592" calcext:value-type="float">
            <text:p>1,82759671032592</text:p>
          </table:table-cell>
          <table:table-cell table:formula="of:=[.D20]/3.3*4096" office:value-type="float" office:value="2268.43518954393" calcext:value-type="float">
            <text:p>2268</text:p>
          </table:table-cell>
          <table:table-cell office:value-type="string" calcext:value-type="string">
            <text:p>,\</text:p>
          </table:table-cell>
          <table:table-cell table:formula="of:=#REF!*EXP(#REF!/([.A20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2" calcext:value-type="float">
            <text:p>1752</text:p>
          </table:table-cell>
          <table:table-cell office:value-type="float" office:value="1200" calcext:value-type="float">
            <text:p>1200</text:p>
          </table:table-cell>
          <table:table-cell table:formula="of:=[.C21]/([.B21]+[.C21])*5" office:value-type="float" office:value="2.03252032520325" calcext:value-type="float">
            <text:p>2,03252032520325</text:p>
          </table:table-cell>
          <table:table-cell table:formula="of:=[.D21]/3.3*4096" office:value-type="float" office:value="2522.78886425228" calcext:value-type="float">
            <text:p>2523</text:p>
          </table:table-cell>
          <table:table-cell office:value-type="string" calcext:value-type="string">
            <text:p>,\</text:p>
          </table:table-cell>
          <table:table-cell table:formula="of:=#REF!*EXP(#REF!/([.A21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80" calcext:value-type="float">
            <text:p>1480</text:p>
          </table:table-cell>
          <table:table-cell office:value-type="float" office:value="1200" calcext:value-type="float">
            <text:p>1200</text:p>
          </table:table-cell>
          <table:table-cell table:formula="of:=[.C22]/([.B22]+[.C22])*5" office:value-type="float" office:value="2.23880597014925" calcext:value-type="float">
            <text:p>2,23880597014925</text:p>
          </table:table-cell>
          <table:table-cell table:formula="of:=[.D22]/3.3*4096" office:value-type="float" office:value="2778.83310719132" calcext:value-type="float">
            <text:p>2779</text:p>
          </table:table-cell>
          <table:table-cell office:value-type="string" calcext:value-type="string">
            <text:p>,\</text:p>
          </table:table-cell>
          <table:table-cell table:formula="of:=#REF!*EXP(#REF!/([.A22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6" calcext:value-type="float">
            <text:p>1256</text:p>
          </table:table-cell>
          <table:table-cell office:value-type="float" office:value="1200" calcext:value-type="float">
            <text:p>1200</text:p>
          </table:table-cell>
          <table:table-cell table:formula="of:=[.C23]/([.B23]+[.C23])*5" office:value-type="float" office:value="2.44299674267101" calcext:value-type="float">
            <text:p>2,44299674267101</text:p>
          </table:table-cell>
          <table:table-cell table:formula="of:=[.D23]/3.3*4096" office:value-type="float" office:value="3032.27716908499" calcext:value-type="float">
            <text:p>3032</text:p>
          </table:table-cell>
          <table:table-cell office:value-type="string" calcext:value-type="string">
            <text:p>,\</text:p>
          </table:table-cell>
          <table:table-cell table:formula="of:=#REF!*EXP(#REF!/([.A23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71" calcext:value-type="float">
            <text:p>1071</text:p>
          </table:table-cell>
          <table:table-cell office:value-type="float" office:value="1200" calcext:value-type="float">
            <text:p>1200</text:p>
          </table:table-cell>
          <table:table-cell table:formula="of:=[.C24]/([.B24]+[.C24])*5" office:value-type="float" office:value="2.64200792602378" calcext:value-type="float">
            <text:p>2,64200792602378</text:p>
          </table:table-cell>
          <table:table-cell table:formula="of:=[.D24]/3.3*4096" office:value-type="float" office:value="3279.29226211921" calcext:value-type="float">
            <text:p>3279</text:p>
          </table:table-cell>
          <table:table-cell office:value-type="string" calcext:value-type="string">
            <text:p>,\</text:p>
          </table:table-cell>
          <table:table-cell table:formula="of:=#REF!*EXP(#REF!/([.A24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6.2" calcext:value-type="float">
            <text:p>916,2</text:p>
          </table:table-cell>
          <table:table-cell office:value-type="float" office:value="1200" calcext:value-type="float">
            <text:p>1200</text:p>
          </table:table-cell>
          <table:table-cell table:formula="of:=[.C25]/([.B25]+[.C25])*5" office:value-type="float" office:value="2.83527076835838" calcext:value-type="float">
            <text:p>2,83527076835838</text:p>
          </table:table-cell>
          <table:table-cell table:formula="of:=[.D25]/3.3*4096" office:value-type="float" office:value="3519.17244460482" calcext:value-type="float">
            <text:p>3519</text:p>
          </table:table-cell>
          <table:table-cell office:value-type="string" calcext:value-type="string">
            <text:p>,\</text:p>
          </table:table-cell>
          <table:table-cell table:formula="of:=#REF!*EXP(#REF!/([.A25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7" calcext:value-type="float">
            <text:p>787</text:p>
          </table:table-cell>
          <table:table-cell office:value-type="float" office:value="1200" calcext:value-type="float">
            <text:p>1200</text:p>
          </table:table-cell>
          <table:table-cell table:formula="of:=[.C26]/([.B26]+[.C26])*5" office:value-type="float" office:value="3.01962757926522" calcext:value-type="float">
            <text:p>3,01962757926522</text:p>
          </table:table-cell>
          <table:table-cell table:formula="of:=[.D26]/3.3*4096" office:value-type="float" office:value="3747.99835293041" calcext:value-type="float">
            <text:p>3748</text:p>
          </table:table-cell>
          <table:table-cell office:value-type="string" calcext:value-type="string">
            <text:p>,\</text:p>
          </table:table-cell>
          <table:table-cell table:formula="of:=#REF!*EXP(#REF!/([.A26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8.6" calcext:value-type="float">
            <text:p>678,6</text:p>
          </table:table-cell>
          <table:table-cell office:value-type="float" office:value="1200" calcext:value-type="float">
            <text:p>1200</text:p>
          </table:table-cell>
          <table:table-cell table:formula="of:=[.C27]/([.B27]+[.C27])*5" office:value-type="float" office:value="3.19386777387416" calcext:value-type="float">
            <text:p>3,19386777387416</text:p>
          </table:table-cell>
          <table:table-cell table:formula="of:=[.D27]/3.3*4096" office:value-type="float" office:value="3964.26739448138" calcext:value-type="float">
            <text:p>3964</text:p>
          </table:table-cell>
          <table:table-cell office:value-type="string" calcext:value-type="string">
            <text:p>,\</text:p>
          </table:table-cell>
          <table:table-cell table:formula="of:=#REF!*EXP(#REF!/([.A27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7.1" calcext:value-type="float">
            <text:p>587,1</text:p>
          </table:table-cell>
          <table:table-cell office:value-type="float" office:value="1200" calcext:value-type="float">
            <text:p>1200</text:p>
          </table:table-cell>
          <table:table-cell table:formula="of:=[.C28]/([.B28]+[.C28])*5" office:value-type="float" office:value="3.35739466174249" calcext:value-type="float">
            <text:p>3,35739466174249</text:p>
          </table:table-cell>
          <table:table-cell table:formula="of:=[.D28]/3.3*4096" office:value-type="float" office:value="4167.23894984765" calcext:value-type="float">
            <text:p>4167</text:p>
          </table:table-cell>
          <table:table-cell office:value-type="string" calcext:value-type="string">
            <text:p>,\</text:p>
          </table:table-cell>
          <table:table-cell table:formula="of:=#REF!*EXP(#REF!/([.A28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9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TY81-inv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Temp</text:p>
          </table:table-cell>
          <table:table-cell table:style-name="ce16" office:value-type="string" calcext:value-type="string">
            <text:p>Resistance</text:p>
          </table:table-cell>
          <table:table-cell table:style-name="ce20" office:value-type="string" calcext:value-type="string">
            <text:p>Voltage</text:p>
          </table:table-cell>
          <table:table-cell table:style-name="ce16" office:value-type="string" calcext:value-type="string">
            <text:p>ADC reading 12 bit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1.5014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1.6044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1.7105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1.8152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1.9183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2.0223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2.1236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2.2235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2.3214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2.4160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2.5093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2.5990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2.6851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.7695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2.8502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2.9281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3.0033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3.0738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.1383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3.1949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3.2409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,\</text:p>
          </table:table-cell>
        </table:table-row>
      </table:table>
      <table:table table:name="KTY81-110" table:style-name="ta1">
        <table:table-column table:style-name="co6" table:number-columns-repeated="2" table:default-cell-style-name="Default"/>
        <table:table-column table:style-name="co6" table:default-cell-style-name="ce21"/>
        <table:table-column table:style-name="co6" table:default-cell-style-name="ce18"/>
        <table:table-column table:style-name="co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table:formula="of:=5*[.$C$24]/([.$C$24]+[.B2]+[.$C$24])" office:value-type="float" office:value="1.66123778501629" calcext:value-type="float">
            <text:p>1,66</text:p>
          </table:table-cell>
          <table:table-cell table:formula="of:=[.C2]/3.3*4096" office:value-type="float" office:value="2061.94847497779" calcext:value-type="float">
            <text:p>206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table:formula="of:=5*[.$C$24]/([.$C$24]+[.B3]+[.$C$24])" office:value-type="float" office:value="1.60680529300567" calcext:value-type="float">
            <text:p>1,61</text:p>
          </table:table-cell>
          <table:table-cell table:formula="of:=[.C3]/3.3*4096" office:value-type="float" office:value="1994.38620610643" calcext:value-type="float">
            <text:p>199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table:formula="of:=5*[.$C$24]/([.$C$24]+[.B4]+[.$C$24])" office:value-type="float" office:value="1.55109489051095" calcext:value-type="float">
            <text:p>1,55</text:p>
          </table:table-cell>
          <table:table-cell table:formula="of:=[.C4]/3.3*4096" office:value-type="float" office:value="1925.23777925238" calcext:value-type="float">
            <text:p>19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table:formula="of:=5*[.$C$24]/([.$C$24]+[.B5]+[.$C$24])" office:value-type="float" office:value="1.49647887323944" calcext:value-type="float">
            <text:p>1,50</text:p>
          </table:table-cell>
          <table:table-cell table:formula="of:=[.C5]/3.3*4096" office:value-type="float" office:value="1857.44771660265" calcext:value-type="float">
            <text:p>185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table:formula="of:=5*[.$C$24]/([.$C$24]+[.B6]+[.$C$24])" office:value-type="float" office:value="1.44312393887946" calcext:value-type="float">
            <text:p>1,44</text:p>
          </table:table-cell>
          <table:table-cell table:formula="of:=[.C6]/3.3*4096" office:value-type="float" office:value="1791.22292534856" calcext:value-type="float">
            <text:p>17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table:formula="of:=5*[.$C$24]/([.$C$24]+[.B7]+[.$C$24])" office:value-type="float" office:value="1.38964577656676" calcext:value-type="float">
            <text:p>1,39</text:p>
          </table:table-cell>
          <table:table-cell table:formula="of:=[.C7]/3.3*4096" office:value-type="float" office:value="1724.84518206589" calcext:value-type="float">
            <text:p>17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table:formula="of:=5*[.$C$24]/([.$C$24]+[.B8]+[.$C$24])" office:value-type="float" office:value="1.33788037775446" calcext:value-type="float">
            <text:p>1,34</text:p>
          </table:table-cell>
          <table:table-cell table:formula="of:=[.C8]/3.3*4096" office:value-type="float" office:value="1660.59334160069" calcext:value-type="float">
            <text:p>166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table:formula="of:=5*[.$C$24]/([.$C$24]+[.B9]+[.$C$24])" office:value-type="float" office:value="1.28722867238768" calcext:value-type="float">
            <text:p>1,29</text:p>
          </table:table-cell>
          <table:table-cell table:formula="of:=[.C9]/3.3*4096" office:value-type="float" office:value="1597.72383093938" calcext:value-type="float">
            <text:p>159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table:formula="of:=5*[.$C$24]/([.$C$24]+[.B10]+[.$C$24])" office:value-type="float" office:value="1.2378640776699" calcext:value-type="float">
            <text:p>1,24</text:p>
          </table:table-cell>
          <table:table-cell table:formula="of:=[.C10]/3.3*4096" office:value-type="float" office:value="1536.45189761695" calcext:value-type="float">
            <text:p>15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table:formula="of:=5*[.$C$24]/([.$C$24]+[.B11]+[.$C$24])" office:value-type="float" office:value="1.19047619047619" calcext:value-type="float">
            <text:p>1,19</text:p>
          </table:table-cell>
          <table:table-cell table:formula="of:=[.C11]/3.3*4096" office:value-type="float" office:value="1477.63347763348" calcext:value-type="float">
            <text:p>14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table:formula="of:=5*[.$C$24]/([.$C$24]+[.B12]+[.$C$24])" office:value-type="float" office:value="1.14401076716016" calcext:value-type="float">
            <text:p>1,14</text:p>
          </table:table-cell>
          <table:table-cell table:formula="of:=[.C12]/3.3*4096" office:value-type="float" office:value="1419.96003099637" calcext:value-type="float">
            <text:p>142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table:formula="of:=5*[.$C$24]/([.$C$24]+[.B13]+[.$C$24])" office:value-type="float" office:value="1.09961190168176" calcext:value-type="float">
            <text:p>1,10</text:p>
          </table:table-cell>
          <table:table-cell table:formula="of:=[.C13]/3.3*4096" office:value-type="float" office:value="1364.85162099651" calcext:value-type="float">
            <text:p>13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table:formula="of:=5*[.$C$24]/([.$C$24]+[.B14]+[.$C$24])" office:value-type="float" office:value="1.05721393034826" calcext:value-type="float">
            <text:p>1,06</text:p>
          </table:table-cell>
          <table:table-cell table:formula="of:=[.C14]/3.3*4096" office:value-type="float" office:value="1312.22674506257" calcext:value-type="float">
            <text:p>13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table:formula="of:=5*[.$C$24]/([.$C$24]+[.B15]+[.$C$24])" office:value-type="float" office:value="1.01593625498008" calcext:value-type="float">
            <text:p>1,02</text:p>
          </table:table-cell>
          <table:table-cell table:formula="of:=[.C15]/3.3*4096" office:value-type="float" office:value="1260.99239406012" calcext:value-type="float">
            <text:p>126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table:formula="of:=5*[.$C$24]/([.$C$24]+[.B16]+[.$C$24])" office:value-type="float" office:value="0.976637303715052" calcext:value-type="float">
            <text:p>0,98</text:p>
          </table:table-cell>
          <table:table-cell table:formula="of:=[.C16]/3.3*4096" office:value-type="float" office:value="1212.21405939905" calcext:value-type="float">
            <text:p>12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table:formula="of:=5*[.$C$24]/([.$C$24]+[.B17]+[.$C$24])" office:value-type="float" office:value="0.938880706921944" calcext:value-type="float">
            <text:p>0,94</text:p>
          </table:table-cell>
          <table:table-cell table:formula="of:=[.C17]/3.3*4096" office:value-type="float" office:value="1165.35011380372" calcext:value-type="float">
            <text:p>11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table:formula="of:=5*[.$C$24]/([.$C$24]+[.B18]+[.$C$24])" office:value-type="float" office:value="0.902654867256637" calcext:value-type="float">
            <text:p>0,90</text:p>
          </table:table-cell>
          <table:table-cell table:formula="of:=[.C18]/3.3*4096" office:value-type="float" office:value="1120.38616251006" calcext:value-type="float">
            <text:p>112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table:formula="of:=5*[.$C$24]/([.$C$24]+[.B19]+[.$C$24])" office:value-type="float" office:value="0.868824531516184" calcext:value-type="float">
            <text:p>0,87</text:p>
          </table:table-cell>
          <table:table-cell table:formula="of:=[.C19]/3.3*4096" office:value-type="float" office:value="1078.39553972433" calcext:value-type="float">
            <text:p>10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table:formula="of:=5*[.$C$24]/([.$C$24]+[.B20]+[.$C$24])" office:value-type="float" office:value="0.837988826815642" calcext:value-type="float">
            <text:p>0,84</text:p>
          </table:table-cell>
          <table:table-cell table:formula="of:=[.C20]/3.3*4096" office:value-type="float" office:value="1040.1218892839" calcext:value-type="float">
            <text:p>10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table:formula="of:=5*[.$C$24]/([.$C$24]+[.B21]+[.$C$24])" office:value-type="float" office:value="0.811068702290076" calcext:value-type="float">
            <text:p>0,81</text:p>
          </table:table-cell>
          <table:table-cell table:formula="of:=[.C21]/3.3*4096" office:value-type="float" office:value="1006.70830441823" calcext:value-type="float">
            <text:p>100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table:formula="of:=5*[.$C$24]/([.$C$24]+[.B22]+[.$C$24])" office:value-type="float" office:value="0.789229340761374" calcext:value-type="float">
            <text:p>0,79</text:p>
          </table:table-cell>
          <table:table-cell table:formula="of:=[.C22]/3.3*4096" office:value-type="float" office:value="979.601024169269" calcext:value-type="float">
            <text:p>98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10" calcext:value-type="float">
            <text:p>510</text:p>
          </table:table-cell>
          <table:table-cell table:style-name="Default"/>
          <table:table-cell/>
        </table:table-row>
      </table:table>
      <table:table table:name="KTY83-110" table:style-name="ta1">
        <table:table-column table:style-name="co6" table:number-columns-repeated="2" table:default-cell-style-name="Default"/>
        <table:table-column table:style-name="co6" table:default-cell-style-name="ce21"/>
        <table:table-column table:style-name="co6" table:default-cell-style-name="ce18"/>
        <table:table-column table:style-name="co6" table:number-columns-repeated="2" table:default-cell-style-name="Default"/>
        <table:table-column table:style-name="co6" table:default-cell-style-name="ce21"/>
        <table:table-column table:style-name="co6" table:default-cell-style-name="ce18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25" calcext:value-type="float">
            <text:p>525</text:p>
          </table:table-cell>
          <table:table-cell table:formula="of:=5*[.$C$26]/([.$C$26]+[.B2]+[.$C$26])" office:value-type="float" office:value="1.63934426229508" calcext:value-type="float">
            <text:p>1,64</text:p>
          </table:table-cell>
          <table:table-cell table:formula="of:=[.C2]/3.3*4096" office:value-type="float" office:value="2034.7739692002" calcext:value-type="float">
            <text:p>20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77" calcext:value-type="float">
            <text:p>577</text:p>
          </table:table-cell>
          <table:table-cell table:formula="of:=5*[.$C$26]/([.$C$26]+[.B3]+[.$C$26])" office:value-type="float" office:value="1.5852885225111" calcext:value-type="float">
            <text:p>1,59</text:p>
          </table:table-cell>
          <table:table-cell table:formula="of:=[.C3]/3.3*4096" office:value-type="float" office:value="1967.67932975923" calcext:value-type="float">
            <text:p>196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32" calcext:value-type="float">
            <text:p>632</text:p>
          </table:table-cell>
          <table:table-cell table:formula="of:=5*[.$C$26]/([.$C$26]+[.B4]+[.$C$26])" office:value-type="float" office:value="1.53186274509804" calcext:value-type="float">
            <text:p>1,53</text:p>
          </table:table-cell>
          <table:table-cell table:formula="of:=[.C4]/3.3*4096" office:value-type="float" office:value="1901.36660724896" calcext:value-type="float">
            <text:p>1901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91" calcext:value-type="float">
            <text:p>691</text:p>
          </table:table-cell>
          <table:table-cell table:formula="of:=5*[.$C$26]/([.$C$26]+[.B5]+[.$C$26])" office:value-type="float" office:value="1.47841513897102" calcext:value-type="float">
            <text:p>1,48</text:p>
          </table:table-cell>
          <table:table-cell table:formula="of:=[.C5]/3.3*4096" office:value-type="float" office:value="1835.02679067434" calcext:value-type="float">
            <text:p>18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54" calcext:value-type="float">
            <text:p>754</text:p>
          </table:table-cell>
          <table:table-cell table:formula="of:=5*[.$C$26]/([.$C$26]+[.B6]+[.$C$26])" office:value-type="float" office:value="1.42531356898518" calcext:value-type="float">
            <text:p>1,43</text:p>
          </table:table-cell>
          <table:table-cell table:formula="of:=[.C6]/3.3*4096" office:value-type="float" office:value="1769.11647835251" calcext:value-type="float">
            <text:p>176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formula="of:=5*[.$C$26]/([.$C$26]+[.B7]+[.$C$26])" office:value-type="float" office:value="1.37362637362637" calcext:value-type="float">
            <text:p>1,37</text:p>
          </table:table-cell>
          <table:table-cell table:formula="of:=[.C7]/3.3*4096" office:value-type="float" office:value="1704.96170496171" calcext:value-type="float">
            <text:p>170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9" calcext:value-type="float">
            <text:p>889</text:p>
          </table:table-cell>
          <table:table-cell table:formula="of:=5*[.$C$26]/([.$C$26]+[.B8]+[.$C$26])" office:value-type="float" office:value="1.32345156167284" calcext:value-type="float">
            <text:p>1,32</text:p>
          </table:table-cell>
          <table:table-cell table:formula="of:=[.C8]/3.3*4096" office:value-type="float" office:value="1642.68412018544" calcext:value-type="float">
            <text:p>1643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table:formula="of:=5*[.$C$26]/([.$C$26]+[.B9]+[.$C$26])" office:value-type="float" office:value="1.27420998980632" calcext:value-type="float">
            <text:p>1,27</text:p>
          </table:table-cell>
          <table:table-cell table:formula="of:=[.C9]/3.3*4096" office:value-type="float" office:value="1581.56488431718" calcext:value-type="float">
            <text:p>158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9" calcext:value-type="float">
            <text:p>1039</text:p>
          </table:table-cell>
          <table:table-cell table:formula="of:=5*[.$C$26]/([.$C$26]+[.B10]+[.$C$26])" office:value-type="float" office:value="1.22609122118686" calcext:value-type="float">
            <text:p>1,23</text:p>
          </table:table-cell>
          <table:table-cell table:formula="of:=[.C10]/3.3*4096" office:value-type="float" office:value="1521.8392854489" calcext:value-type="float">
            <text:p>152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18" calcext:value-type="float">
            <text:p>1118</text:p>
          </table:table-cell>
          <table:table-cell table:formula="of:=5*[.$C$26]/([.$C$26]+[.B11]+[.$C$26])" office:value-type="float" office:value="1.18035882908404" calcext:value-type="float">
            <text:p>1,18</text:p>
          </table:table-cell>
          <table:table-cell table:formula="of:=[.C11]/3.3*4096" office:value-type="float" office:value="1465.07568603886" calcext:value-type="float">
            <text:p>146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2" calcext:value-type="float">
            <text:p>1202</text:p>
          </table:table-cell>
          <table:table-cell table:formula="of:=5*[.$C$26]/([.$C$26]+[.B12]+[.$C$26])" office:value-type="float" office:value="1.13533151680291" calcext:value-type="float">
            <text:p>1,14</text:p>
          </table:table-cell>
          <table:table-cell table:formula="of:=[.C12]/3.3*4096" office:value-type="float" office:value="1409.18724024991" calcext:value-type="float">
            <text:p>140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8" calcext:value-type="float">
            <text:p>1288</text:p>
          </table:table-cell>
          <table:table-cell table:formula="of:=5*[.$C$26]/([.$C$26]+[.B13]+[.$C$26])" office:value-type="float" office:value="1.09265734265734" calcext:value-type="float">
            <text:p>1,09</text:p>
          </table:table-cell>
          <table:table-cell table:formula="of:=[.C13]/3.3*4096" office:value-type="float" office:value="1356.21953803772" calcext:value-type="float">
            <text:p>1356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9" calcext:value-type="float">
            <text:p>1379</text:p>
          </table:table-cell>
          <table:table-cell table:formula="of:=5*[.$C$26]/([.$C$26]+[.B14]+[.$C$26])" office:value-type="float" office:value="1.05086170659941" calcext:value-type="float">
            <text:p>1,05</text:p>
          </table:table-cell>
          <table:table-cell table:formula="of:=[.C14]/3.3*4096" office:value-type="float" office:value="1304.34228794885" calcext:value-type="float">
            <text:p>130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table:formula="of:=5*[.$C$26]/([.$C$26]+[.B15]+[.$C$26])" office:value-type="float" office:value="1.01132686084142" calcext:value-type="float">
            <text:p>1,01</text:p>
          </table:table-cell>
          <table:table-cell table:formula="of:=[.C15]/3.3*4096" office:value-type="float" office:value="1255.27115818378" calcext:value-type="float">
            <text:p>125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69" calcext:value-type="float">
            <text:p>1569</text:p>
          </table:table-cell>
          <table:table-cell table:formula="of:=5*[.$C$26]/([.$C$26]+[.B16]+[.$C$26])" office:value-type="float" office:value="0.973141300116777" calcext:value-type="float">
            <text:p>0,97</text:p>
          </table:table-cell>
          <table:table-cell table:formula="of:=[.C16]/3.3*4096" office:value-type="float" office:value="1207.87477735707" calcext:value-type="float">
            <text:p>120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5*[.$C$26]/([.$C$26]+[.B17]+[.$C$26])" office:value-type="float" office:value="0.936329588014981" calcext:value-type="float">
            <text:p>0,94</text:p>
          </table:table-cell>
          <table:table-cell table:formula="of:=[.C17]/3.3*4096" office:value-type="float" office:value="1162.18363409375" calcext:value-type="float">
            <text:p>11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74" calcext:value-type="float">
            <text:p>1774</text:p>
          </table:table-cell>
          <table:table-cell table:formula="of:=5*[.$C$26]/([.$C$26]+[.B18]+[.$C$26])" office:value-type="float" office:value="0.901225666906993" calcext:value-type="float">
            <text:p>0,90</text:p>
          </table:table-cell>
          <table:table-cell table:formula="of:=[.C18]/3.3*4096" office:value-type="float" office:value="1118.61222171244" calcext:value-type="float">
            <text:p>111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82" calcext:value-type="float">
            <text:p>1882</text:p>
          </table:table-cell>
          <table:table-cell table:formula="of:=5*[.$C$26]/([.$C$26]+[.B19]+[.$C$26])" office:value-type="float" office:value="0.867453157529493" calcext:value-type="float">
            <text:p>0,87</text:p>
          </table:table-cell>
          <table:table-cell table:formula="of:=[.C19]/3.3*4096" office:value-type="float" office:value="1076.69337370933" calcext:value-type="float">
            <text:p>107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93" calcext:value-type="float">
            <text:p>1993</text:p>
          </table:table-cell>
          <table:table-cell table:formula="of:=5*[.$C$26]/([.$C$26]+[.B20]+[.$C$26])" office:value-type="float" office:value="0.835282325425994" calcext:value-type="float">
            <text:p>0,84</text:p>
          </table:table-cell>
          <table:table-cell table:formula="of:=[.C20]/3.3*4096" office:value-type="float" office:value="1036.76254695299" calcext:value-type="float">
            <text:p>103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07" calcext:value-type="float">
            <text:p>2107</text:p>
          </table:table-cell>
          <table:table-cell table:formula="of:=5*[.$C$26]/([.$C$26]+[.B21]+[.$C$26])" office:value-type="float" office:value="0.804634695848085" calcext:value-type="float">
            <text:p>0,80</text:p>
          </table:table-cell>
          <table:table-cell table:formula="of:=[.C21]/3.3*4096" office:value-type="float" office:value="998.722337634472" calcext:value-type="float">
            <text:p>99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25" calcext:value-type="float">
            <text:p>2225</text:p>
          </table:table-cell>
          <table:table-cell table:formula="of:=5*[.$C$26]/([.$C$26]+[.B22]+[.$C$26])" office:value-type="float" office:value="0.775193798449612" calcext:value-type="float">
            <text:p>0,78</text:p>
          </table:table-cell>
          <table:table-cell table:formula="of:=[.C22]/3.3*4096" office:value-type="float" office:value="962.179938924125" calcext:value-type="float">
            <text:p>9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46" calcext:value-type="float">
            <text:p>2346</text:p>
          </table:table-cell>
          <table:table-cell table:formula="of:=5*[.$C$26]/([.$C$26]+[.B23]+[.$C$26])" office:value-type="float" office:value="0.747160789001793" calcext:value-type="float">
            <text:p>0,75</text:p>
          </table:table-cell>
          <table:table-cell table:formula="of:=[.C23]/3.3*4096" office:value-type="float" office:value="927.385027803438" calcext:value-type="float">
            <text:p>92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71" calcext:value-type="float">
            <text:p>2471</text:p>
          </table:table-cell>
          <table:table-cell table:formula="of:=5*[.$C$26]/([.$C$26]+[.B24]+[.$C$26])" office:value-type="float" office:value="0.720253529242293" calcext:value-type="float">
            <text:p>0,72</text:p>
          </table:table-cell>
          <table:table-cell table:formula="of:=[.C24]/3.3*4096" office:value-type="float" office:value="893.987410841343" calcext:value-type="float">
            <text:p>89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formula="of:=130-5*((830-822)/(840-822))" office:value-type="float" office:value="127.777777777778" calcext:value-type="float">
            <text:p>127,7777777777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</table:table>
      <table:table table:name="KTY84-130" table:style-name="ta1">
        <table:table-column table:style-name="co6" table:number-columns-repeated="2" table:default-cell-style-name="Default"/>
        <table:table-column table:style-name="co6" table:default-cell-style-name="ce21"/>
        <table:table-column table:style-name="co6" table:default-cell-style-name="ce18"/>
        <table:table-column table:style-name="co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59" calcext:value-type="float">
            <text:p>359</text:p>
          </table:table-cell>
          <table:table-cell table:formula="of:=5*500/(500+[.B2]+500)" office:value-type="float" office:value="1.83958793230316" calcext:value-type="float">
            <text:p>1,84</text:p>
          </table:table-cell>
          <table:table-cell table:formula="of:=[.C2]/3.3*4096" office:value-type="float" office:value="2283.31883961023" calcext:value-type="float">
            <text:p>22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91" calcext:value-type="float">
            <text:p>391</text:p>
          </table:table-cell>
          <table:table-cell table:formula="of:=5*500/(500+[.B3]+500)" office:value-type="float" office:value="1.79726815240834" calcext:value-type="float">
            <text:p>1,80</text:p>
          </table:table-cell>
          <table:table-cell table:formula="of:=[.C3]/3.3*4096" office:value-type="float" office:value="2230.79101583774" calcext:value-type="float">
            <text:p>223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24" calcext:value-type="float">
            <text:p>424</text:p>
          </table:table-cell>
          <table:table-cell table:formula="of:=5*500/(500+[.B4]+500)" office:value-type="float" office:value="1.75561797752809" calcext:value-type="float">
            <text:p>1,76</text:p>
          </table:table-cell>
          <table:table-cell table:formula="of:=[.C4]/3.3*4096" office:value-type="float" office:value="2179.09431392577" calcext:value-type="float">
            <text:p>217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60" calcext:value-type="float">
            <text:p>460</text:p>
          </table:table-cell>
          <table:table-cell table:formula="of:=5*500/(500+[.B5]+500)" office:value-type="float" office:value="1.71232876712329" calcext:value-type="float">
            <text:p>1,71</text:p>
          </table:table-cell>
          <table:table-cell table:formula="of:=[.C5]/3.3*4096" office:value-type="float" office:value="2125.36322125363" calcext:value-type="float">
            <text:p>21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formula="of:=5*500/(500+[.B6]+500)" office:value-type="float" office:value="1.66889185580774" calcext:value-type="float">
            <text:p>1,67</text:p>
          </table:table-cell>
          <table:table-cell table:formula="of:=[.C6]/3.3*4096" office:value-type="float" office:value="2071.44880042076" calcext:value-type="float">
            <text:p>207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5*500/(500+[.B7]+500)" office:value-type="float" office:value="1.62548764629389" calcext:value-type="float">
            <text:p>1,63</text:p>
          </table:table-cell>
          <table:table-cell table:formula="of:=[.C7]/3.3*4096" office:value-type="float" office:value="2017.57496946054" calcext:value-type="float">
            <text:p>20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table:formula="of:=5*500/(500+[.B8]+500)" office:value-type="float" office:value="1.58127767235927" calcext:value-type="float">
            <text:p>1,58</text:p>
          </table:table-cell>
          <table:table-cell table:formula="of:=[.C8]/3.3*4096" office:value-type="float" office:value="1962.70101393441" calcext:value-type="float">
            <text:p>19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3" calcext:value-type="float">
            <text:p>603</text:p>
          </table:table-cell>
          <table:table-cell table:formula="of:=5*500/(500+[.B9]+500)" office:value-type="float" office:value="1.55957579538366" calcext:value-type="float">
            <text:p>1,56</text:p>
          </table:table-cell>
          <table:table-cell table:formula="of:=[.C9]/3.3*4096" office:value-type="float" office:value="1935.76438117923" calcext:value-type="float">
            <text:p>19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6" calcext:value-type="float">
            <text:p>626</text:p>
          </table:table-cell>
          <table:table-cell table:formula="of:=5*500/(500+[.B10]+500)" office:value-type="float" office:value="1.53751537515375" calcext:value-type="float">
            <text:p>1,54</text:p>
          </table:table-cell>
          <table:table-cell table:formula="of:=[.C10]/3.3*4096" office:value-type="float" office:value="1908.38272019084" calcext:value-type="float">
            <text:p>190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2" calcext:value-type="float">
            <text:p>672</text:p>
          </table:table-cell>
          <table:table-cell table:formula="of:=5*500/(500+[.B11]+500)" office:value-type="float" office:value="1.49521531100478" calcext:value-type="float">
            <text:p>1,50</text:p>
          </table:table-cell>
          <table:table-cell table:formula="of:=[.C11]/3.3*4096" office:value-type="float" office:value="1855.87936784109" calcext:value-type="float">
            <text:p>18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2" calcext:value-type="float">
            <text:p>722</text:p>
          </table:table-cell>
          <table:table-cell table:formula="of:=5*500/(500+[.B12]+500)" office:value-type="float" office:value="1.45180023228804" calcext:value-type="float">
            <text:p>1,45</text:p>
          </table:table-cell>
          <table:table-cell table:formula="of:=[.C12]/3.3*4096" office:value-type="float" office:value="1801.99204589449" calcext:value-type="float">
            <text:p>180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3" calcext:value-type="float">
            <text:p>773</text:p>
          </table:table-cell>
          <table:table-cell table:formula="of:=5*500/(500+[.B13]+500)" office:value-type="float" office:value="1.41003948110547" calcext:value-type="float">
            <text:p>1,41</text:p>
          </table:table-cell>
          <table:table-cell table:formula="of:=[.C13]/3.3*4096" office:value-type="float" office:value="1750.15809533576" calcext:value-type="float">
            <text:p>175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6" calcext:value-type="float">
            <text:p>826</text:p>
          </table:table-cell>
          <table:table-cell table:formula="of:=5*500/(500+[.B14]+500)" office:value-type="float" office:value="1.36911281489595" calcext:value-type="float">
            <text:p>1,37</text:p>
          </table:table-cell>
          <table:table-cell table:formula="of:=[.C14]/3.3*4096" office:value-type="float" office:value="1699.3594211557" calcext:value-type="float">
            <text:p>16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2" calcext:value-type="float">
            <text:p>882</text:p>
          </table:table-cell>
          <table:table-cell table:formula="of:=5*500/(500+[.B15]+500)" office:value-type="float" office:value="1.32837407013815" calcext:value-type="float">
            <text:p>1,33</text:p>
          </table:table-cell>
          <table:table-cell table:formula="of:=[.C15]/3.3*4096" office:value-type="float" office:value="1648.79399735935" calcext:value-type="float">
            <text:p>164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0" calcext:value-type="float">
            <text:p>940</text:p>
          </table:table-cell>
          <table:table-cell table:formula="of:=5*500/(500+[.B16]+500)" office:value-type="float" office:value="1.28865979381443" calcext:value-type="float">
            <text:p>1,29</text:p>
          </table:table-cell>
          <table:table-cell table:formula="of:=[.C16]/3.3*4096" office:value-type="float" office:value="1599.50015620119" calcext:value-type="float">
            <text:p>160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5*500/(500+[.B17]+500)" office:value-type="float" office:value="1.25" calcext:value-type="float">
            <text:p>1,25</text:p>
          </table:table-cell>
          <table:table-cell table:formula="of:=[.C17]/3.3*4096" office:value-type="float" office:value="1551.51515151515" calcext:value-type="float">
            <text:p>155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2" calcext:value-type="float">
            <text:p>1062</text:p>
          </table:table-cell>
          <table:table-cell table:formula="of:=5*500/(500+[.B18]+500)" office:value-type="float" office:value="1.21241513094083" calcext:value-type="float">
            <text:p>1,21</text:p>
          </table:table-cell>
          <table:table-cell table:formula="of:=[.C18]/3.3*4096" office:value-type="float" office:value="1504.86435646474" calcext:value-type="float">
            <text:p>15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7" calcext:value-type="float">
            <text:p>1127</text:p>
          </table:table-cell>
          <table:table-cell table:formula="of:=5*500/(500+[.B19]+500)" office:value-type="float" office:value="1.17536436295252" calcext:value-type="float">
            <text:p>1,18</text:p>
          </table:table-cell>
          <table:table-cell table:formula="of:=[.C19]/3.3*4096" office:value-type="float" office:value="1458.87649413743" calcext:value-type="float">
            <text:p>145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94" calcext:value-type="float">
            <text:p>1194</text:p>
          </table:table-cell>
          <table:table-cell table:formula="of:=5*500/(500+[.B20]+500)" office:value-type="float" office:value="1.13947128532361" calcext:value-type="float">
            <text:p>1,14</text:p>
          </table:table-cell>
          <table:table-cell table:formula="of:=[.C20]/3.3*4096" office:value-type="float" office:value="1414.32557111682" calcext:value-type="float">
            <text:p>14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62" calcext:value-type="float">
            <text:p>1262</text:p>
          </table:table-cell>
          <table:table-cell table:formula="of:=5*500/(500+[.B21]+500)" office:value-type="float" office:value="1.105216622458" calcext:value-type="float">
            <text:p>1,11</text:p>
          </table:table-cell>
          <table:table-cell table:formula="of:=[.C21]/3.3*4096" office:value-type="float" office:value="1371.80826835999" calcext:value-type="float">
            <text:p>137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4" calcext:value-type="float">
            <text:p>1334</text:p>
          </table:table-cell>
          <table:table-cell table:formula="of:=5*500/(500+[.B22]+500)" office:value-type="float" office:value="1.07112253641817" calcext:value-type="float">
            <text:p>1,07</text:p>
          </table:table-cell>
          <table:table-cell table:formula="of:=[.C22]/3.3*4096" office:value-type="float" office:value="1329.4902755057" calcext:value-type="float">
            <text:p>132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7" calcext:value-type="float">
            <text:p>1407</text:p>
          </table:table-cell>
          <table:table-cell table:formula="of:=5*500/(500+[.B23]+500)" office:value-type="float" office:value="1.0386373078521" calcext:value-type="float">
            <text:p>1,04</text:p>
          </table:table-cell>
          <table:table-cell table:formula="of:=[.C23]/3.3*4096" office:value-type="float" office:value="1289.16921604915" calcext:value-type="float">
            <text:p>128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82" calcext:value-type="float">
            <text:p>1482</text:p>
          </table:table-cell>
          <table:table-cell table:formula="of:=5*500/(500+[.B24]+500)" office:value-type="float" office:value="1.00725221595488" calcext:value-type="float">
            <text:p>1,01</text:p>
          </table:table-cell>
          <table:table-cell table:formula="of:=[.C24]/3.3*4096" office:value-type="float" office:value="1250.21365956096" calcext:value-type="float">
            <text:p>125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60" calcext:value-type="float">
            <text:p>1560</text:p>
          </table:table-cell>
          <table:table-cell table:formula="of:=5*500/(500+[.B25]+500)" office:value-type="float" office:value="0.9765625" calcext:value-type="float">
            <text:p>0,98</text:p>
          </table:table-cell>
          <table:table-cell table:formula="of:=[.C25]/3.3*4096" office:value-type="float" office:value="1212.12121212121" calcext:value-type="float">
            <text:p>12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40" calcext:value-type="float">
            <text:p>1640</text:p>
          </table:table-cell>
          <table:table-cell table:formula="of:=5*500/(500+[.B26]+500)" office:value-type="float" office:value="0.946969696969697" calcext:value-type="float">
            <text:p>0,95</text:p>
          </table:table-cell>
          <table:table-cell table:formula="of:=[.C26]/3.3*4096" office:value-type="float" office:value="1175.39026629936" calcext:value-type="float">
            <text:p>117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22" calcext:value-type="float">
            <text:p>1722</text:p>
          </table:table-cell>
          <table:table-cell table:formula="of:=5*500/(500+[.B27]+500)" office:value-type="float" office:value="0.918442321822189" calcext:value-type="float">
            <text:p>0,92</text:p>
          </table:table-cell>
          <table:table-cell table:formula="of:=[.C27]/3.3*4096" office:value-type="float" office:value="1139.98174247991" calcext:value-type="float">
            <text:p>11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07" calcext:value-type="float">
            <text:p>1807</text:p>
          </table:table-cell>
          <table:table-cell table:formula="of:=5*500/(500+[.B28]+500)" office:value-type="float" office:value="0.89063056644104" calcext:value-type="float">
            <text:p>0,89</text:p>
          </table:table-cell>
          <table:table-cell table:formula="of:=[.C28]/3.3*4096" office:value-type="float" office:value="1105.46145458864" calcext:value-type="float">
            <text:p>11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93" calcext:value-type="float">
            <text:p>1893</text:p>
          </table:table-cell>
          <table:table-cell table:formula="of:=5*500/(500+[.B29]+500)" office:value-type="float" office:value="0.864154856550294" calcext:value-type="float">
            <text:p>0,86</text:p>
          </table:table-cell>
          <table:table-cell table:formula="of:=[.C29]/3.3*4096" office:value-type="float" office:value="1072.59948255455" calcext:value-type="float">
            <text:p>107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82" calcext:value-type="float">
            <text:p>1982</text:p>
          </table:table-cell>
          <table:table-cell table:formula="of:=5*500/(500+[.B30]+500)" office:value-type="float" office:value="0.838363514419852" calcext:value-type="float">
            <text:p>0,84</text:p>
          </table:table-cell>
          <table:table-cell table:formula="of:=[.C30]/3.3*4096" office:value-type="float" office:value="1040.58695607991" calcext:value-type="float">
            <text:p>104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73" calcext:value-type="float">
            <text:p>2073</text:p>
          </table:table-cell>
          <table:table-cell table:formula="of:=5*500/(500+[.B31]+500)" office:value-type="float" office:value="0.813537260006508" calcext:value-type="float">
            <text:p>0,81</text:p>
          </table:table-cell>
          <table:table-cell table:formula="of:=[.C31]/3.3*4096" office:value-type="float" office:value="1009.77230817778" calcext:value-type="float">
            <text:p>101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66" calcext:value-type="float">
            <text:p>2166</text:p>
          </table:table-cell>
          <table:table-cell table:formula="of:=5*500/(500+[.B32]+500)" office:value-type="float" office:value="0.789639924194567" calcext:value-type="float">
            <text:p>0,79</text:p>
          </table:table-cell>
          <table:table-cell table:formula="of:=[.C32]/3.3*4096" office:value-type="float" office:value="980.110645303317" calcext:value-type="float">
            <text:p>98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61" calcext:value-type="float">
            <text:p>2261</text:p>
          </table:table-cell>
          <table:table-cell table:formula="of:=5*500/(500+[.B33]+500)" office:value-type="float" office:value="0.766636001226618" calcext:value-type="float">
            <text:p>0,77</text:p>
          </table:table-cell>
          <table:table-cell table:formula="of:=[.C33]/3.3*4096" office:value-type="float" office:value="951.557897280068" calcext:value-type="float">
            <text:p>95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57" calcext:value-type="float">
            <text:p>2357</text:p>
          </table:table-cell>
          <table:table-cell table:formula="of:=5*500/(500+[.B34]+500)" office:value-type="float" office:value="0.74471254095919" calcext:value-type="float">
            <text:p>0,74</text:p>
          </table:table-cell>
          <table:table-cell table:formula="of:=[.C34]/3.3*4096" office:value-type="float" office:value="924.346232657225" calcext:value-type="float">
            <text:p>92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52" calcext:value-type="float">
            <text:p>2452</text:p>
          </table:table-cell>
          <table:table-cell table:formula="of:=5*500/(500+[.B35]+500)" office:value-type="float" office:value="0.724217844727694" calcext:value-type="float">
            <text:p>0,72</text:p>
          </table:table-cell>
          <table:table-cell table:formula="of:=[.C35]/3.3*4096" office:value-type="float" office:value="898.907967274132" calcext:value-type="float">
            <text:p>8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42" calcext:value-type="float">
            <text:p>2542</text:p>
          </table:table-cell>
          <table:table-cell table:formula="of:=5*500/(500+[.B36]+500)" office:value-type="float" office:value="0.705815923207228" calcext:value-type="float">
            <text:p>0,71</text:p>
          </table:table-cell>
          <table:table-cell table:formula="of:=[.C36]/3.3*4096" office:value-type="float" office:value="876.067279229335" calcext:value-type="float">
            <text:p>87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24" calcext:value-type="float">
            <text:p>2624</text:p>
          </table:table-cell>
          <table:table-cell table:formula="of:=5*500/(500+[.B37]+500)" office:value-type="float" office:value="0.689845474613686" calcext:value-type="float">
            <text:p>0,69</text:p>
          </table:table-cell>
          <table:table-cell table:formula="of:=[.C37]/3.3*4096" office:value-type="float" office:value="856.244564853836" calcext:value-type="float">
            <text:p>8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Default" table:number-columns-repeated="2"/>
          <table:table-cell/>
        </table:table-row>
      </table:table>
      <table:table table:name="Semikron" table:style-name="ta1">
        <table:table-column table:style-name="co6" table:number-columns-repeated="3" table:default-cell-style-name="Default"/>
        <table:table-column table:style-name="co6" table:default-cell-style-name="ce18"/>
        <table:table-column table:style-name="co6" table:default-cell-style-name="Default"/>
        <table:table-row table:style-name="ro1">
          <table:table-cell office:value-type="string" calcext:value-type="string">
            <text:p>°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table:formula="of:=1200/(1200+[.B2])*5" office:value-type="float" office:value="3.03490136570561" calcext:value-type="float">
            <text:p>3,03490136570561</text:p>
          </table:table-cell>
          <table:table-cell table:formula="of:=4096/3.3*[.C2]" office:value-type="float" office:value="3766.95636179703" calcext:value-type="float">
            <text:p>376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1" calcext:value-type="float">
            <text:p>821</text:p>
          </table:table-cell>
          <table:table-cell table:formula="of:=1200/(1200+[.B3])*5" office:value-type="float" office:value="2.96882731321128" calcext:value-type="float">
            <text:p>2,96882731321128</text:p>
          </table:table-cell>
          <table:table-cell table:formula="of:=4096/3.3*[.C3]" office:value-type="float" office:value="3684.94444694346" calcext:value-type="float">
            <text:p>368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table:formula="of:=1200/(1200+[.B4])*5" office:value-type="float" office:value="2.90416263310745" calcext:value-type="float">
            <text:p>2,90416263310745</text:p>
          </table:table-cell>
          <table:table-cell table:formula="of:=4096/3.3*[.C4]" office:value-type="float" office:value="3604.68186218428" calcext:value-type="float">
            <text:p>36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1" calcext:value-type="float">
            <text:p>911</text:p>
          </table:table-cell>
          <table:table-cell table:formula="of:=1200/(1200+[.B5])*5" office:value-type="float" office:value="2.84225485551871" calcext:value-type="float">
            <text:p>2,84225485551871</text:p>
          </table:table-cell>
          <table:table-cell table:formula="of:=4096/3.3*[.C5]" office:value-type="float" office:value="3527.84117824383" calcext:value-type="float">
            <text:p>352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" calcext:value-type="float">
            <text:p>955</text:p>
          </table:table-cell>
          <table:table-cell table:formula="of:=1200/(1200+[.B6])*5" office:value-type="float" office:value="2.78422273781903" calcext:value-type="float">
            <text:p>2,78422273781903</text:p>
          </table:table-cell>
          <table:table-cell table:formula="of:=4096/3.3*[.C6]" office:value-type="float" office:value="3455.81101033537" calcext:value-type="float">
            <text:p>34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1200/(1200+[.B7])*5" office:value-type="float" office:value="2.72727272727273" calcext:value-type="float">
            <text:p>2,72727272727273</text:p>
          </table:table-cell>
          <table:table-cell table:formula="of:=4096/3.3*[.C7]" office:value-type="float" office:value="3385.12396694215" calcext:value-type="float">
            <text:p>338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5" calcext:value-type="float">
            <text:p>1045</text:p>
          </table:table-cell>
          <table:table-cell table:formula="of:=1200/(1200+[.B8])*5" office:value-type="float" office:value="2.67260579064588" calcext:value-type="float">
            <text:p>2,67260579064588</text:p>
          </table:table-cell>
          <table:table-cell table:formula="of:=4096/3.3*[.C8]" office:value-type="float" office:value="3317.27070257137" calcext:value-type="float">
            <text:p>331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9" calcext:value-type="float">
            <text:p>1089</text:p>
          </table:table-cell>
          <table:table-cell table:formula="of:=1200/(1200+[.B9])*5" office:value-type="float" office:value="2.62123197903014" calcext:value-type="float">
            <text:p>2,62123197903014</text:p>
          </table:table-cell>
          <table:table-cell table:formula="of:=4096/3.3*[.C9]" office:value-type="float" office:value="3253.50490488105" calcext:value-type="float">
            <text:p>325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4" calcext:value-type="float">
            <text:p>1134</text:p>
          </table:table-cell>
          <table:table-cell table:formula="of:=1200/(1200+[.B10])*5" office:value-type="float" office:value="2.5706940874036" calcext:value-type="float">
            <text:p>2,5706940874036</text:p>
          </table:table-cell>
          <table:table-cell table:formula="of:=4096/3.3*[.C10]" office:value-type="float" office:value="3190.77666121368" calcext:value-type="float">
            <text:p>31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9" calcext:value-type="float">
            <text:p>1179</text:p>
          </table:table-cell>
          <table:table-cell table:formula="of:=1200/(1200+[.B11])*5" office:value-type="float" office:value="2.52206809583859" calcext:value-type="float">
            <text:p>2,52206809583859</text:p>
          </table:table-cell>
          <table:table-cell table:formula="of:=4096/3.3*[.C11]" office:value-type="float" office:value="3130.42149107723" calcext:value-type="float">
            <text:p>313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3" calcext:value-type="float">
            <text:p>1223</text:p>
          </table:table-cell>
          <table:table-cell table:formula="of:=1200/(1200+[.B12])*5" office:value-type="float" office:value="2.47626908790755" calcext:value-type="float">
            <text:p>2,47626908790755</text:p>
          </table:table-cell>
          <table:table-cell table:formula="of:=4096/3.3*[.C12]" office:value-type="float" office:value="3073.57520729374" calcext:value-type="float">
            <text:p>307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68" calcext:value-type="float">
            <text:p>1268</text:p>
          </table:table-cell>
          <table:table-cell table:formula="of:=1200/(1200+[.B13])*5" office:value-type="float" office:value="2.43111831442464" calcext:value-type="float">
            <text:p>2,43111831442464</text:p>
          </table:table-cell>
          <table:table-cell table:formula="of:=4096/3.3*[.C13]" office:value-type="float" office:value="3017.53351996464" calcext:value-type="float">
            <text:p>30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3" calcext:value-type="float">
            <text:p>1313</text:p>
          </table:table-cell>
          <table:table-cell table:formula="of:=1200/(1200+[.B14])*5" office:value-type="float" office:value="2.38758456028651" calcext:value-type="float">
            <text:p>2,38758456028651</text:p>
          </table:table-cell>
          <table:table-cell table:formula="of:=4096/3.3*[.C14]" office:value-type="float" office:value="2963.49889664653" calcext:value-type="float">
            <text:p>29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57" calcext:value-type="float">
            <text:p>1357</text:p>
          </table:table-cell>
          <table:table-cell table:formula="of:=1200/(1200+[.B15])*5" office:value-type="float" office:value="2.34649980445835" calcext:value-type="float">
            <text:p>2,34649980445835</text:p>
          </table:table-cell>
          <table:table-cell table:formula="of:=4096/3.3*[.C15]" office:value-type="float" office:value="2912.50399971558" calcext:value-type="float">
            <text:p>291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2" calcext:value-type="float">
            <text:p>1402</text:p>
          </table:table-cell>
          <table:table-cell table:formula="of:=1200/(1200+[.B16])*5" office:value-type="float" office:value="2.30591852421214" calcext:value-type="float">
            <text:p>2,30591852421214</text:p>
          </table:table-cell>
          <table:table-cell table:formula="of:=4096/3.3*[.C16]" office:value-type="float" office:value="2862.13402277968" calcext:value-type="float">
            <text:p>286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7" calcext:value-type="float">
            <text:p>1447</text:p>
          </table:table-cell>
          <table:table-cell table:formula="of:=1200/(1200+[.B17])*5" office:value-type="float" office:value="2.2667170381564" calcext:value-type="float">
            <text:p>2,2667170381564</text:p>
          </table:table-cell>
          <table:table-cell table:formula="of:=4096/3.3*[.C17]" office:value-type="float" office:value="2813.47666311777" calcext:value-type="float">
            <text:p>281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1" calcext:value-type="float">
            <text:p>1491</text:p>
          </table:table-cell>
          <table:table-cell table:formula="of:=1200/(1200+[.B18])*5" office:value-type="float" office:value="2.22965440356745" calcext:value-type="float">
            <text:p>2,22965440356745</text:p>
          </table:table-cell>
          <table:table-cell table:formula="of:=4096/3.3*[.C18]" office:value-type="float" office:value="2767.4740718219" calcext:value-type="float">
            <text:p>276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table:formula="of:=1200/(1200+[.B19])*5" office:value-type="float" office:value="2.19298245614035" calcext:value-type="float">
            <text:p>2,19298245614035</text:p>
          </table:table-cell>
          <table:table-cell table:formula="of:=4096/3.3*[.C19]" office:value-type="float" office:value="2721.95640616693" calcext:value-type="float">
            <text:p>272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81" calcext:value-type="float">
            <text:p>1581</text:p>
          </table:table-cell>
          <table:table-cell table:formula="of:=1200/(1200+[.B20])*5" office:value-type="float" office:value="2.15749730312837" calcext:value-type="float">
            <text:p>2,15749730312837</text:p>
          </table:table-cell>
          <table:table-cell table:formula="of:=4096/3.3*[.C20]" office:value-type="float" office:value="2677.9118041254" calcext:value-type="float">
            <text:p>26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25" calcext:value-type="float">
            <text:p>1625</text:p>
          </table:table-cell>
          <table:table-cell table:formula="of:=1200/(1200+[.B21])*5" office:value-type="float" office:value="2.12389380530973" calcext:value-type="float">
            <text:p>2,12389380530973</text:p>
          </table:table-cell>
          <table:table-cell table:formula="of:=4096/3.3*[.C21]" office:value-type="float" office:value="2636.20273531778" calcext:value-type="float">
            <text:p>26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1200/(1200+[.B22])*5" office:value-type="float" office:value="2.09059233449477" calcext:value-type="float">
            <text:p>2,09059233449477</text:p>
          </table:table-cell>
          <table:table-cell table:formula="of:=4096/3.3*[.C22]" office:value-type="float" office:value="2594.86854608806" calcext:value-type="float">
            <text:p>2595</text:p>
          </table:table-cell>
          <table:table-cell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la 100k" table:style-name="ta1">
        <table:shapes>
          <draw:frame draw:z-index="0" draw:style-name="gr1" draw:text-style-name="P1" svg:width="15.999cm" svg:height="8.999cm" svg:x="10.963cm" svg:y="6.183cm">
            <draw:object draw:notify-on-update-of-ranges="'Tesla 100k'.A2:'Tesla 100k'.A46 'Tesla 100k'.B1:'Tesla 100k'.B1 'Tesla 100k'.B2:'Tesla 100k'.B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number-columns-repeated="2" table:default-cell-style-name="Default"/>
        <table:table-column table:style-name="co6" table:default-cell-style-name="Default"/>
        <table:table-column table:style-name="co6" table:default-cell-style-name="ce18"/>
        <table:table-column table:style-name="co6" table:number-columns-repeated="60" table:default-cell-style-name="Default"/>
        <table:table-row table:style-name="ro1"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Voltage</text:p>
          </table:table-cell>
          <table:table-cell table:style-name="ce17" office:value-type="string" calcext:value-type="string">
            <text:p>ADC reading 12 bit</text:p>
          </table:table-cell>
          <table:table-cell table:style-name="ce16"/>
          <table:table-cell table:style-name="ce16" office:value-type="string" calcext:value-type="string">
            <text:p>Rload kOhm</text:p>
          </table:table-cell>
          <table:table-cell table:style-name="ce16" office:value-type="float" office:value="470" calcext:value-type="float">
            <text:p>470</text:p>
          </table:table-cell>
          <table:table-cell table:style-name="ce16" table:number-columns-repeated="5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30.6" calcext:value-type="float">
            <text:p>930,6</text:p>
          </table:table-cell>
          <table:table-cell table:formula="of:=[.B2]/([.$G$1]+[.B2])*5" office:value-type="float" office:value="3.32214765100671" calcext:value-type="float">
            <text:p>3,32214765100671</text:p>
          </table:table-cell>
          <table:table-cell table:formula="of:=[.C2]/3.3*4096" office:value-type="float" office:value="4123.48993288591" calcext:value-type="float">
            <text:p>412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02.4" calcext:value-type="float">
            <text:p>702,4</text:p>
          </table:table-cell>
          <table:table-cell table:formula="of:=[.B3]/([.$G$1]+[.B3])*5" office:value-type="float" office:value="2.99556465370181" calcext:value-type="float">
            <text:p>2,99556465370181</text:p>
          </table:table-cell>
          <table:table-cell table:formula="of:=[.C3]/3.3*4096" office:value-type="float" office:value="3718.13115804927" calcext:value-type="float">
            <text:p>371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35.2" calcext:value-type="float">
            <text:p>535,2</text:p>
          </table:table-cell>
          <table:table-cell table:formula="of:=[.B4]/([.$G$1]+[.B4])*5" office:value-type="float" office:value="2.66215678471946" calcext:value-type="float">
            <text:p>2,66215678471946</text:p>
          </table:table-cell>
          <table:table-cell table:formula="of:=[.C4]/3.3*4096" office:value-type="float" office:value="3304.30126976088" calcext:value-type="float">
            <text:p>330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11.6" calcext:value-type="float">
            <text:p>411,6</text:p>
          </table:table-cell>
          <table:table-cell table:formula="of:=[.B5]/([.$G$1]+[.B5])*5" office:value-type="float" office:value="2.33439201451906" calcext:value-type="float">
            <text:p>2,33439201451906</text:p>
          </table:table-cell>
          <table:table-cell table:formula="of:=[.C5]/3.3*4096" office:value-type="float" office:value="2897.47566408183" calcext:value-type="float">
            <text:p>289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9.2" calcext:value-type="float">
            <text:p>319,2</text:p>
          </table:table-cell>
          <table:table-cell table:formula="of:=[.B6]/([.$G$1]+[.B6])*5" office:value-type="float" office:value="2.02230106436898" calcext:value-type="float">
            <text:p>2,02230106436898</text:p>
          </table:table-cell>
          <table:table-cell table:formula="of:=[.C6]/3.3*4096" office:value-type="float" office:value="2510.10459383495" calcext:value-type="float">
            <text:p>251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9.5" calcext:value-type="float">
            <text:p>249,5</text:p>
          </table:table-cell>
          <table:table-cell table:formula="of:=[.B7]/([.$G$1]+[.B7])*5" office:value-type="float" office:value="1.73384294649062" calcext:value-type="float">
            <text:p>1,73384294649062</text:p>
          </table:table-cell>
          <table:table-cell table:formula="of:=[.C7]/3.3*4096" office:value-type="float" office:value="2152.0668814623" calcext:value-type="float">
            <text:p>215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6.5" calcext:value-type="float">
            <text:p>196,5</text:p>
          </table:table-cell>
          <table:table-cell table:formula="of:=[.B8]/([.$G$1]+[.B8])*5" office:value-type="float" office:value="1.47411852963241" calcext:value-type="float">
            <text:p>1,47411852963241</text:p>
          </table:table-cell>
          <table:table-cell table:formula="of:=[.C8]/3.3*4096" office:value-type="float" office:value="1829.69378708313" calcext:value-type="float">
            <text:p>183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5.9" calcext:value-type="float">
            <text:p>155,9</text:p>
          </table:table-cell>
          <table:table-cell table:formula="of:=[.B9]/([.$G$1]+[.B9])*5" office:value-type="float" office:value="1.24540661447516" calcext:value-type="float">
            <text:p>1,24540661447516</text:p>
          </table:table-cell>
          <table:table-cell table:formula="of:=[.C9]/3.3*4096" office:value-type="float" office:value="1545.81378572431" calcext:value-type="float">
            <text:p>154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.4" calcext:value-type="float">
            <text:p>124,4</text:p>
          </table:table-cell>
          <table:table-cell table:formula="of:=[.B10]/([.$G$1]+[.B10])*5" office:value-type="float" office:value="1.0464333781965" calcext:value-type="float">
            <text:p>1,0464333781965</text:p>
          </table:table-cell>
          <table:table-cell table:formula="of:=[.C10]/3.3*4096" office:value-type="float" office:value="1298.84579305844" calcext:value-type="float">
            <text:p>129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[.B11]/([.$G$1]+[.B11])*5" office:value-type="float" office:value="0.87719298245614" calcext:value-type="float">
            <text:p>0,87719298245614</text:p>
          </table:table-cell>
          <table:table-cell table:formula="of:=[.C11]/3.3*4096" office:value-type="float" office:value="1088.78256246677" calcext:value-type="float">
            <text:p>108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.84" calcext:value-type="float">
            <text:p>80,84</text:p>
          </table:table-cell>
          <table:table-cell table:formula="of:=[.B12]/([.$G$1]+[.B12])*5" office:value-type="float" office:value="0.733788395904437" calcext:value-type="float">
            <text:p>0,733788395904437</text:p>
          </table:table-cell>
          <table:table-cell table:formula="of:=[.C12]/3.3*4096" office:value-type="float" office:value="910.787051401386" calcext:value-type="float">
            <text:p>911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.73" calcext:value-type="float">
            <text:p>65,73</text:p>
          </table:table-cell>
          <table:table-cell table:formula="of:=[.B13]/([.$G$1]+[.B13])*5" office:value-type="float" office:value="0.613462005114517" calcext:value-type="float">
            <text:p>0,613462005114517</text:p>
          </table:table-cell>
          <table:table-cell table:formula="of:=[.C13]/3.3*4096" office:value-type="float" office:value="761.43647665123" calcext:value-type="float">
            <text:p>761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.73" calcext:value-type="float">
            <text:p>53,73</text:p>
          </table:table-cell>
          <table:table-cell table:formula="of:=[.B14]/([.$G$1]+[.B14])*5" office:value-type="float" office:value="0.512955148645294" calcext:value-type="float">
            <text:p>0,512955148645294</text:p>
          </table:table-cell>
          <table:table-cell table:formula="of:=[.C14]/3.3*4096" office:value-type="float" office:value="636.686148136705" calcext:value-type="float">
            <text:p>63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.16" calcext:value-type="float">
            <text:p>44,16</text:p>
          </table:table-cell>
          <table:table-cell table:formula="of:=[.B15]/([.$G$1]+[.B15])*5" office:value-type="float" office:value="0.429438307141746" calcext:value-type="float">
            <text:p>0,429438307141746</text:p>
          </table:table-cell>
          <table:table-cell table:formula="of:=[.C15]/3.3*4096" office:value-type="float" office:value="533.024032137149" calcext:value-type="float">
            <text:p>53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.46" calcext:value-type="float">
            <text:p>36,46</text:p>
          </table:table-cell>
          <table:table-cell table:formula="of:=[.B16]/([.$G$1]+[.B16])*5" office:value-type="float" office:value="0.359949453066382" calcext:value-type="float">
            <text:p>0,359949453066382</text:p>
          </table:table-cell>
          <table:table-cell table:formula="of:=[.C16]/3.3*4096" office:value-type="float" office:value="446.773624169667" calcext:value-type="float">
            <text:p>44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.26" calcext:value-type="float">
            <text:p>30,26</text:p>
          </table:table-cell>
          <table:table-cell table:formula="of:=[.B17]/([.$G$1]+[.B17])*5" office:value-type="float" office:value="0.302442729780514" calcext:value-type="float">
            <text:p>0,302442729780514</text:p>
          </table:table-cell>
          <table:table-cell table:formula="of:=[.C17]/3.3*4096" office:value-type="float" office:value="375.395582176056" calcext:value-type="float">
            <text:p>37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22" calcext:value-type="float">
            <text:p>25,22</text:p>
          </table:table-cell>
          <table:table-cell table:formula="of:=[.B18]/([.$G$1]+[.B18])*5" office:value-type="float" office:value="0.254634303945721" calcext:value-type="float">
            <text:p>0,254634303945721</text:p>
          </table:table-cell>
          <table:table-cell table:formula="of:=[.C18]/3.3*4096" office:value-type="float" office:value="316.05518453384" calcext:value-type="float">
            <text:p>31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.12" calcext:value-type="float">
            <text:p>21,12</text:p>
          </table:table-cell>
          <table:table-cell table:formula="of:=[.B19]/([.$G$1]+[.B19])*5" office:value-type="float" office:value="0.215018732692621" calcext:value-type="float">
            <text:p>0,215018732692621</text:p>
          </table:table-cell>
          <table:table-cell table:formula="of:=[.C19]/3.3*4096" office:value-type="float" office:value="266.88385730575" calcext:value-type="float">
            <text:p>26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.75" calcext:value-type="float">
            <text:p>17,75</text:p>
          </table:table-cell>
          <table:table-cell table:formula="of:=[.B20]/([.$G$1]+[.B20])*5" office:value-type="float" office:value="0.181957970271656" calcext:value-type="float">
            <text:p>0,181957970271656</text:p>
          </table:table-cell>
          <table:table-cell table:formula="of:=[.C20]/3.3*4096" office:value-type="float" office:value="225.848438252334" calcext:value-type="float">
            <text:p>22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98" calcext:value-type="float">
            <text:p>14,98</text:p>
          </table:table-cell>
          <table:table-cell table:formula="of:=[.B21]/([.$G$1]+[.B21])*5" office:value-type="float" office:value="0.154439358324055" calcext:value-type="float">
            <text:p>0,154439358324055</text:p>
          </table:table-cell>
          <table:table-cell table:formula="of:=[.C21]/3.3*4096" office:value-type="float" office:value="191.692003544039" calcext:value-type="float">
            <text:p>19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7" calcext:value-type="float">
            <text:p>12,7</text:p>
          </table:table-cell>
          <table:table-cell table:formula="of:=[.B22]/([.$G$1]+[.B22])*5" office:value-type="float" office:value="0.131551688419308" calcext:value-type="float">
            <text:p>0,131551688419308</text:p>
          </table:table-cell>
          <table:table-cell table:formula="of:=[.C22]/3.3*4096" office:value-type="float" office:value="163.283550231965" calcext:value-type="float">
            <text:p>16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8" calcext:value-type="float">
            <text:p>10,8</text:p>
          </table:table-cell>
          <table:table-cell table:formula="of:=[.B23]/([.$G$1]+[.B23])*5" office:value-type="float" office:value="0.112312811980033" calcext:value-type="float">
            <text:p>0,112312811980033</text:p>
          </table:table-cell>
          <table:table-cell table:formula="of:=[.C23]/3.3*4096" office:value-type="float" office:value="139.404023597035" calcext:value-type="float">
            <text:p>13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216" calcext:value-type="float">
            <text:p>9,216</text:p>
          </table:table-cell>
          <table:table-cell table:formula="of:=[.B24]/([.$G$1]+[.B24])*5" office:value-type="float" office:value="0.0961570565256586" calcext:value-type="float">
            <text:p>0,096157056525659</text:p>
          </table:table-cell>
          <table:table-cell table:formula="of:=[.C24]/3.3*4096" office:value-type="float" office:value="119.351304099727" calcext:value-type="float">
            <text:p>11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893" calcext:value-type="float">
            <text:p>7,893</text:p>
          </table:table-cell>
          <table:table-cell table:formula="of:=[.B25]/([.$G$1]+[.B25])*5" office:value-type="float" office:value="0.0825812472666476" calcext:value-type="float">
            <text:p>0,082581247266648</text:p>
          </table:table-cell>
          <table:table-cell table:formula="of:=[.C25]/3.3*4096" office:value-type="float" office:value="102.500845092178" calcext:value-type="float">
            <text:p>10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83" calcext:value-type="float">
            <text:p>6,783</text:p>
          </table:table-cell>
          <table:table-cell table:formula="of:=[.B26]/([.$G$1]+[.B26])*5" office:value-type="float" office:value="0.0711329892215117" calcext:value-type="float">
            <text:p>0,071132989221512</text:p>
          </table:table-cell>
          <table:table-cell table:formula="of:=[.C26]/3.3*4096" office:value-type="float" office:value="88.2911284397915" calcext:value-type="float">
            <text:p>8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847" calcext:value-type="float">
            <text:p>5,847</text:p>
          </table:table-cell>
          <table:table-cell table:formula="of:=[.B27]/([.$G$1]+[.B27])*5" office:value-type="float" office:value="0.0614378150960288" calcext:value-type="float">
            <text:p>0,061437815096029</text:p>
          </table:table-cell>
          <table:table-cell table:formula="of:=[.C27]/3.3*4096" office:value-type="float" office:value="76.2573607979799" calcext:value-type="float">
            <text:p>7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056" calcext:value-type="float">
            <text:p>5,056</text:p>
          </table:table-cell>
          <table:table-cell table:formula="of:=[.B28]/([.$G$1]+[.B28])*5" office:value-type="float" office:value="0.0532147788892257" calcext:value-type="float">
            <text:p>0,053214778889226</text:p>
          </table:table-cell>
          <table:table-cell table:formula="of:=[.C28]/3.3*4096" office:value-type="float" office:value="66.0508285849298" calcext:value-type="float">
            <text:p>6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385" calcext:value-type="float">
            <text:p>4,385</text:p>
          </table:table-cell>
          <table:table-cell table:formula="of:=[.B29]/([.$G$1]+[.B29])*5" office:value-type="float" office:value="0.0462177345405104" calcext:value-type="float">
            <text:p>0,04621773454051</text:p>
          </table:table-cell>
          <table:table-cell table:formula="of:=[.C29]/3.3*4096" office:value-type="float" office:value="57.3660123266456" calcext:value-type="float">
            <text:p>5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815" calcext:value-type="float">
            <text:p>3,815</text:p>
          </table:table-cell>
          <table:table-cell table:formula="of:=[.B30]/([.$G$1]+[.B30])*5" office:value-type="float" office:value="0.0402583286725832" calcext:value-type="float">
            <text:p>0,040258328672583</text:p>
          </table:table-cell>
          <table:table-cell table:formula="of:=[.C30]/3.3*4096" office:value-type="float" office:value="49.9691255281517" calcext:value-type="float">
            <text:p>5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327" calcext:value-type="float">
            <text:p>3,327</text:p>
          </table:table-cell>
          <table:table-cell table:formula="of:=[.B31]/([.$G$1]+[.B31])*5" office:value-type="float" office:value="0.0351448364449947" calcext:value-type="float">
            <text:p>0,035144836444995</text:p>
          </table:table-cell>
          <table:table-cell table:formula="of:=[.C31]/3.3*4096" office:value-type="float" office:value="43.6221969935449" calcext:value-type="float">
            <text:p>4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91" calcext:value-type="float">
            <text:p>2,91</text:p>
          </table:table-cell>
          <table:table-cell table:formula="of:=[.B32]/([.$G$1]+[.B32])*5" office:value-type="float" office:value="0.0307669535429574" calcext:value-type="float">
            <text:p>0,030766953542958</text:p>
          </table:table-cell>
          <table:table-cell table:formula="of:=[.C32]/3.3*4096" office:value-type="float" office:value="38.188315670289" calcext:value-type="float">
            <text:p>3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552" calcext:value-type="float">
            <text:p>2,552</text:p>
          </table:table-cell>
          <table:table-cell table:formula="of:=[.B33]/([.$G$1]+[.B33])*5" office:value-type="float" office:value="0.0270023193214715" calcext:value-type="float">
            <text:p>0,027002319321472</text:p>
          </table:table-cell>
          <table:table-cell table:formula="of:=[.C33]/3.3*4096" office:value-type="float" office:value="33.5156060426507" calcext:value-type="float">
            <text:p>3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244" calcext:value-type="float">
            <text:p>2,244</text:p>
          </table:table-cell>
          <table:table-cell table:formula="of:=[.B34]/([.$G$1]+[.B34])*5" office:value-type="float" office:value="0.0237589042952372" calcext:value-type="float">
            <text:p>0,023758904295237</text:p>
          </table:table-cell>
          <table:table-cell table:formula="of:=[.C34]/3.3*4096" office:value-type="float" office:value="29.4898399979671" calcext:value-type="float">
            <text:p>2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977" calcext:value-type="float">
            <text:p>1,977</text:p>
          </table:table-cell>
          <table:table-cell table:formula="of:=[.B35]/([.$G$1]+[.B35])*5" office:value-type="float" office:value="0.020943817177532" calcext:value-type="float">
            <text:p>0,020943817177532</text:p>
          </table:table-cell>
          <table:table-cell table:formula="of:=[.C35]/3.3*4096" office:value-type="float" office:value="25.9957197452033" calcext:value-type="float">
            <text:p>2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747" calcext:value-type="float">
            <text:p>1,747</text:p>
          </table:table-cell>
          <table:table-cell table:formula="of:=[.B36]/([.$G$1]+[.B36])*5" office:value-type="float" office:value="0.01851628097264" calcext:value-type="float">
            <text:p>0,01851628097264</text:p>
          </table:table-cell>
          <table:table-cell table:formula="of:=[.C36]/3.3*4096" office:value-type="float" office:value="22.9826323830101" calcext:value-type="float">
            <text:p>2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547" calcext:value-type="float">
            <text:p>1,547</text:p>
          </table:table-cell>
          <table:table-cell table:formula="of:=[.B37]/([.$G$1]+[.B37])*5" office:value-type="float" office:value="0.0164034550108473" calcext:value-type="float">
            <text:p>0,016403455010847</text:p>
          </table:table-cell>
          <table:table-cell table:formula="of:=[.C37]/3.3*4096" office:value-type="float" office:value="20.3601671892213" calcext:value-type="float">
            <text:p>2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373" calcext:value-type="float">
            <text:p>1,373</text:p>
          </table:table-cell>
          <table:table-cell table:formula="of:=[.B38]/([.$G$1]+[.B38])*5" office:value-type="float" office:value="0.0145638379796891" calcext:value-type="float">
            <text:p>0,014563837979689</text:p>
          </table:table-cell>
          <table:table-cell table:formula="of:=[.C38]/3.3*4096" office:value-type="float" office:value="18.0768122317596" calcext:value-type="float">
            <text:p>1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221" calcext:value-type="float">
            <text:p>1,221</text:p>
          </table:table-cell>
          <table:table-cell table:formula="of:=[.B39]/([.$G$1]+[.B39])*5" office:value-type="float" office:value="0.0129557044359228" calcext:value-type="float">
            <text:p>0,012955704435923</text:p>
          </table:table-cell>
          <table:table-cell table:formula="of:=[.C39]/3.3*4096" office:value-type="float" office:value="16.0807773847091" calcext:value-type="float">
            <text:p>1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088" calcext:value-type="float">
            <text:p>1,088</text:p>
          </table:table-cell>
          <table:table-cell table:formula="of:=[.B40]/([.$G$1]+[.B40])*5" office:value-type="float" office:value="0.0115477363040451" calcext:value-type="float">
            <text:p>0,011547736304045</text:p>
          </table:table-cell>
          <table:table-cell table:formula="of:=[.C40]/3.3*4096" office:value-type="float" office:value="14.333190273142" calcext:value-type="float">
            <text:p>1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72" calcext:value-type="float">
            <text:p>0,972</text:p>
          </table:table-cell>
          <table:table-cell table:formula="of:=[.B41]/([.$G$1]+[.B41])*5" office:value-type="float" office:value="0.0103190847863567" calcext:value-type="float">
            <text:p>0,010319084786357</text:p>
          </table:table-cell>
          <table:table-cell table:formula="of:=[.C41]/3.3*4096" office:value-type="float" office:value="12.8081731166416" calcext:value-type="float">
            <text:p>1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87" calcext:value-type="float">
            <text:p>0,87</text:p>
          </table:table-cell>
          <table:table-cell table:formula="of:=[.B42]/([.$G$1]+[.B42])*5" office:value-type="float" office:value="0.00923821861660331" calcext:value-type="float">
            <text:p>0,009238218616603</text:p>
          </table:table-cell>
          <table:table-cell table:formula="of:=[.C42]/3.3*4096" office:value-type="float" office:value="11.4665889253355" calcext:value-type="float">
            <text:p>11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8" calcext:value-type="float">
            <text:p>0,78</text:p>
          </table:table-cell>
          <table:table-cell table:formula="of:=[.B43]/([.$G$1]+[.B43])*5" office:value-type="float" office:value="0.0082841242193806" calcext:value-type="float">
            <text:p>0,008284124219381</text:p>
          </table:table-cell>
          <table:table-cell table:formula="of:=[.C43]/3.3*4096" office:value-type="float" office:value="10.2823553947221" calcext:value-type="float">
            <text:p>1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701" calcext:value-type="float">
            <text:p>0,701</text:p>
          </table:table-cell>
          <table:table-cell table:formula="of:=[.B44]/([.$G$1]+[.B44])*5" office:value-type="float" office:value="0.0074463406706168" calcext:value-type="float">
            <text:p>0,007446340670617</text:p>
          </table:table-cell>
          <table:table-cell table:formula="of:=[.C44]/3.3*4096" office:value-type="float" office:value="9.24248829904437" calcext:value-type="float">
            <text:p>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31" calcext:value-type="float">
            <text:p>0,631</text:p>
          </table:table-cell>
          <table:table-cell table:formula="of:=[.B45]/([.$G$1]+[.B45])*5" office:value-type="float" office:value="0.00670376579528335" calcext:value-type="float">
            <text:p>0,006703765795283</text:p>
          </table:table-cell>
          <table:table-cell table:formula="of:=[.C45]/3.3*4096" office:value-type="float" office:value="8.32079536287292" calcext:value-type="float">
            <text:p>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69" calcext:value-type="float">
            <text:p>0,569</text:p>
          </table:table-cell>
          <table:table-cell table:formula="of:=[.B46]/([.$G$1]+[.B46])*5" office:value-type="float" office:value="0.00604587212502311" calcext:value-type="float">
            <text:p>0,006045872125023</text:p>
          </table:table-cell>
          <table:table-cell table:formula="of:=[.C46]/3.3*4096" office:value-type="float" office:value="7.50420976487717" calcext:value-type="float">
            <text:p>8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sla 52k" table:style-name="ta1">
        <table:shapes>
          <draw:frame draw:z-index="0" draw:style-name="gr1" draw:text-style-name="P1" svg:width="15.999cm" svg:height="8.999cm" svg:x="11.471cm" svg:y="1.004cm">
            <draw:object draw:notify-on-update-of-ranges="'Tesla 52k'.A2:'Tesla 52k'.A18 'Tesla 52k'.B1:'Tesla 52k'.B1 'Tesla 52k'.B2:'Tesla 52k'.B18 'Tesla 52k'.C1:'Tesla 52k'.C1 'Tesla 52k'.C2:'Tesla 52k'.C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ce6"/>
        <table:table-column table:style-name="co6" table:number-columns-repeated="2" table:default-cell-style-name="Default"/>
        <table:table-column table:style-name="co6" table:default-cell-style-name="ce18"/>
        <table:table-column table:style-name="co6" table:number-columns-repeated="3" table:default-cell-style-name="Default"/>
        <table:table-row table:style-name="ro1"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Voltage</text:p>
          </table:table-cell>
          <table:table-cell table:style-name="ce17" office:value-type="string" calcext:value-type="string">
            <text:p>ADC reading 12 bit</text:p>
          </table:table-cell>
          <table:table-cell table:style-name="ce16"/>
          <table:table-cell office:value-type="string" calcext:value-type="string">
            <text:p>Rload kOhm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2]/([.$G$1]+[.B2])*5" office:value-type="float" office:value="2.75229357798165" calcext:value-type="float">
            <text:p>2,75229357798165</text:p>
          </table:table-cell>
          <table:table-cell table:formula="of:=[.C2]/3.3*4096" office:value-type="float" office:value="3416.1801501251" calcext:value-type="float">
            <text:p>3416</text:p>
          </table:table-cell>
          <table:table-cell table:number-columns-repeated="3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formula="of:=[.B3]/([.$G$1]+[.B3])*5" office:value-type="float" office:value="2.24719101123596" calcext:value-type="float">
            <text:p>2,24719101123596</text:p>
          </table:table-cell>
          <table:table-cell table:formula="of:=[.C3]/3.3*4096" office:value-type="float" office:value="2789.24072182499" calcext:value-type="float">
            <text:p>2789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,5</text:p>
          </table:table-cell>
          <table:table-cell table:style-name="ce6" office:value-type="float" office:value="82" calcext:value-type="float">
            <text:p>82</text:p>
          </table:table-cell>
          <table:table-cell table:formula="of:=[.B4]/([.$G$1]+[.B4])*5" office:value-type="float" office:value="1.79039301310044" calcext:value-type="float">
            <text:p>1,79039301310044</text:p>
          </table:table-cell>
          <table:table-cell table:formula="of:=[.C4]/3.3*4096" office:value-type="float" office:value="2222.25750959375" calcext:value-type="float">
            <text:p>2222</text:p>
          </table:table-cell>
          <table:table-cell table:number-columns-repeated="3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[.B5]/([.$G$1]+[.B5])*5" office:value-type="float" office:value="1.51658767772512" calcext:value-type="float">
            <text:p>1,51658767772512</text:p>
          </table:table-cell>
          <table:table-cell table:formula="of:=[.C5]/3.3*4096" office:value-type="float" office:value="1882.40700847336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float" office:value="53" calcext:value-type="float">
            <text:p>53</text:p>
          </table:table-cell>
          <table:table-cell table:formula="of:=[.B6]/([.$G$1]+[.B6])*5" office:value-type="float" office:value="1.325" calcext:value-type="float">
            <text:p>1,325</text:p>
          </table:table-cell>
          <table:table-cell table:formula="of:=[.C6]/3.3*4096" office:value-type="float" office:value="1644.60606060606" calcext:value-type="float">
            <text:p>16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float" office:value="39" calcext:value-type="float">
            <text:p>39</text:p>
          </table:table-cell>
          <table:table-cell table:formula="of:=[.B7]/([.$G$1]+[.B7])*5" office:value-type="float" office:value="1.04838709677419" calcext:value-type="float">
            <text:p>1,04838709677419</text:p>
          </table:table-cell>
          <table:table-cell table:formula="of:=[.C7]/3.3*4096" office:value-type="float" office:value="1301.27077223851" calcext:value-type="float">
            <text:p>1301</text:p>
          </table:table-cell>
          <table:table-cell table:number-columns-repeated="3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B8]/([.$G$1]+[.B8])*5" office:value-type="float" office:value="0.893854748603352" calcext:value-type="float">
            <text:p>0,893854748603352</text:p>
          </table:table-cell>
          <table:table-cell table:formula="of:=[.C8]/3.3*4096" office:value-type="float" office:value="1109.46334856949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35.5" calcext:value-type="float">
            <text:p>35,5</text:p>
          </table:table-cell>
          <table:table-cell table:style-name="ce6" office:value-type="float" office:value="29" calcext:value-type="float">
            <text:p>29</text:p>
          </table:table-cell>
          <table:table-cell table:formula="of:=[.B9]/([.$G$1]+[.B9])*5" office:value-type="float" office:value="0.823863636363636" calcext:value-type="float">
            <text:p>0,823863636363636</text:p>
          </table:table-cell>
          <table:table-cell table:formula="of:=[.C9]/3.3*4096" office:value-type="float" office:value="1022.58953168044" calcext:value-type="float">
            <text:p>1023</text:p>
          </table:table-cell>
          <table:table-cell table:number-columns-repeated="3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B10]/([.$G$1]+[.B10])*5" office:value-type="float" office:value="0.726744186046512" calcext:value-type="float">
            <text:p>0,726744186046512</text:p>
          </table:table-cell>
          <table:table-cell table:formula="of:=[.C10]/3.3*4096" office:value-type="float" office:value="902.043692741367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float" office:value="22.3" calcext:value-type="float">
            <text:p>22,3</text:p>
          </table:table-cell>
          <table:table-cell table:formula="of:=[.B11]/([.$G$1]+[.B11])*5" office:value-type="float" office:value="0.658594211458949" calcext:value-type="float">
            <text:p>0,658594211458949</text:p>
          </table:table-cell>
          <table:table-cell table:formula="of:=[.C11]/3.3*4096" office:value-type="float" office:value="817.455118222986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float" office:value="17.8" calcext:value-type="float">
            <text:p>17,8</text:p>
          </table:table-cell>
          <table:table-cell table:formula="of:=[.B12]/([.$G$1]+[.B12])*5" office:value-type="float" office:value="0.54004854368932" calcext:value-type="float">
            <text:p>0,54004854368932</text:p>
          </table:table-cell>
          <table:table-cell table:formula="of:=[.C12]/3.3*4096" office:value-type="float" office:value="670.314798470138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float" office:value="15" calcext:value-type="float">
            <text:p>15</text:p>
          </table:table-cell>
          <table:table-cell table:formula="of:=[.B13]/([.$G$1]+[.B13])*5" office:value-type="float" office:value="0.462962962962963" calcext:value-type="float">
            <text:p>0,462962962962963</text:p>
          </table:table-cell>
          <table:table-cell table:formula="of:=[.C13]/3.3*4096" office:value-type="float" office:value="574.635241301908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float" office:value="13" calcext:value-type="float">
            <text:p>13</text:p>
          </table:table-cell>
          <table:table-cell table:formula="of:=[.B14]/([.$G$1]+[.B14])*5" office:value-type="float" office:value="0.40625" calcext:value-type="float">
            <text:p>0,40625</text:p>
          </table:table-cell>
          <table:table-cell table:formula="of:=[.C14]/3.3*4096" office:value-type="float" office:value="504.242424242424" calcext:value-type="float">
            <text:p>504</text:p>
          </table:table-cell>
          <table:table-cell table:number-columns-repeated="3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formula="of:=[.B15]/([.$G$1]+[.B15])*5" office:value-type="float" office:value="0.377358490566038" calcext:value-type="float">
            <text:p>0,377358490566038</text:p>
          </table:table-cell>
          <table:table-cell table:formula="of:=[.C15]/3.3*4096" office:value-type="float" office:value="468.381932532876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6]/([.$G$1]+[.B16])*5" office:value-type="float" office:value="0.348101265822785" calcext:value-type="float">
            <text:p>0,348101265822785</text:p>
          </table:table-cell>
          <table:table-cell table:formula="of:=[.C16]/3.3*4096" office:value-type="float" office:value="432.067510548523" calcext:value-type="float">
            <text:p>432</text:p>
          </table:table-cell>
          <table:table-cell table:number-columns-repeated="3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[.B17]/([.$G$1]+[.B17])*5" office:value-type="float" office:value="0.318471337579618" calcext:value-type="float">
            <text:p>0,318471337579618</text:p>
          </table:table-cell>
          <table:table-cell table:formula="of:=[.C17]/3.3*4096" office:value-type="float" office:value="395.290484462459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[.B18]/([.$G$1]+[.B18])*5" office:value-type="float" office:value="0.288461538461538" calcext:value-type="float">
            <text:p>0,288461538461538</text:p>
          </table:table-cell>
          <table:table-cell table:formula="of:=[.C18]/3.3*4096" office:value-type="float" office:value="358.041958041958" calcext:value-type="float">
            <text:p>358</text:p>
          </table:table-cell>
          <table:table-cell table:number-columns-repeated="3"/>
        </table:table-row>
      </table:table>
      <table:table table:name="MBB600" table:style-name="ta1">
        <table:table-column table:style-name="co6" table:number-columns-repeated="3" table:default-cell-style-name="Default"/>
        <table:table-column table:style-name="co6" table:default-cell-style-name="ce18"/>
        <table:table-column table:style-name="co6" table:default-cell-style-name="Default"/>
        <table:table-row table:style-name="ro1">
          <table:table-cell office:value-type="string" calcext:value-type="string">
            <text:p>MBB600</text:p>
          </table:table-cell>
          <table:table-cell office:value-type="float" office:value="5000" calcext:value-type="float">
            <text:p>5000</text:p>
          </table:table-cell>
          <table:table-cell office:value-type="float" office:value="3375" calcext:value-type="float">
            <text:p>3375</text:p>
          </table:table-cell>
          <table:table-cell table:style-name="Default" table:formula="of:=[.B1]*EXP(-[.C1]/298)" office:value-type="float" office:value="0.060306814945995" calcext:value-type="float">
            <text:p>0,060306814945995</text:p>
          </table:table-cell>
          <table:table-cell/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6" office:value-type="string" calcext:value-type="string">
            <text:p>Temp</text:p>
          </table:table-cell>
          <table:table-cell table:style-name="ce16" office:value-type="string" calcext:value-type="string">
            <text:p>Resistance</text:p>
          </table:table-cell>
          <table:table-cell table:style-name="ce16" office:value-type="string" calcext:value-type="string">
            <text:p>Voltage</text:p>
          </table:table-cell>
          <table:table-cell table:style-name="ce17" office:value-type="string" calcext:value-type="string">
            <text:p>ADC reading 12 bit</text:p>
          </table:table-cell>
          <table:table-cell table:style-name="ce16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D$1]*EXP([.$C$1]/(273+[.A4]))" office:value-type="float" office:value="17764.7852108296" calcext:value-type="float">
            <text:p>17764,7852108296</text:p>
          </table:table-cell>
          <table:table-cell table:formula="of:=[.B4]/([.B4]+[.$B$2])*5" office:value-type="float" office:value="3.19915768768499" calcext:value-type="float">
            <text:p>3,19915768768499</text:p>
          </table:table-cell>
          <table:table-cell table:formula="of:=[.C4]/3.3*4096" office:value-type="float" office:value="3970.83329962355" calcext:value-type="float">
            <text:p>397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5]))" office:value-type="float" office:value="14105.6005319289" calcext:value-type="float">
            <text:p>14105,6005319289</text:p>
          </table:table-cell>
          <table:table-cell table:formula="of:=[.B5]/([.B5]+[.$B$2])*5" office:value-type="float" office:value="2.92579322245994" calcext:value-type="float">
            <text:p>2,92579322245994</text:p>
          </table:table-cell>
          <table:table-cell table:formula="of:=[.C5]/3.3*4096" office:value-type="float" office:value="3631.53001187755" calcext:value-type="float">
            <text:p>363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D$1]*EXP([.$C$1]/(273+[.A6]))" office:value-type="float" office:value="11293.4433918958" calcext:value-type="float">
            <text:p>11293,4433918958</text:p>
          </table:table-cell>
          <table:table-cell table:formula="of:=[.B6]/([.B6]+[.$B$2])*5" office:value-type="float" office:value="2.65185935032801" calcext:value-type="float">
            <text:p>2,65185935032801</text:p>
          </table:table-cell>
          <table:table-cell table:formula="of:=[.C6]/3.3*4096" office:value-type="float" office:value="3291.51996937682" calcext:value-type="float">
            <text:p>329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7]))" office:value-type="float" office:value="9113.25192524939" calcext:value-type="float">
            <text:p>9113,25192524939</text:p>
          </table:table-cell>
          <table:table-cell table:formula="of:=[.B7]/([.B7]+[.$B$2])*5" office:value-type="float" office:value="2.38401397127257" calcext:value-type="float">
            <text:p>2,38401397127257</text:p>
          </table:table-cell>
          <table:table-cell table:formula="of:=[.C7]/3.3*4096" office:value-type="float" office:value="2959.06703828256" calcext:value-type="float">
            <text:p>295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D$1]*EXP([.$C$1]/(273+[.A8]))" office:value-type="float" office:value="7408.9190889376" calcext:value-type="float">
            <text:p>7408,9190889376</text:p>
          </table:table-cell>
          <table:table-cell table:formula="of:=[.B8]/([.B8]+[.$B$2])*5" office:value-type="float" office:value="2.12790899052588" calcext:value-type="float">
            <text:p>2,12790899052588</text:p>
          </table:table-cell>
          <table:table-cell table:formula="of:=[.C8]/3.3*4096" office:value-type="float" office:value="2641.18643187698" calcext:value-type="float">
            <text:p>264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6066.0392988359" calcext:value-type="float">
            <text:p>6066,0392988359</text:p>
          </table:table-cell>
          <table:table-cell table:formula="of:=[.B9]/([.B9]+[.$B$2])*5" office:value-type="float" office:value="1.88784528221446" calcext:value-type="float">
            <text:p>1,88784528221446</text:p>
          </table:table-cell>
          <table:table-cell table:formula="of:=[.C9]/3.3*4096" office:value-type="float" office:value="2343.21644725771" calcext:value-type="float">
            <text:p>234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D$1]*EXP([.$C$1]/(273+[.A10]))" office:value-type="float" office:value="5000" calcext:value-type="float">
            <text:p>5000</text:p>
          </table:table-cell>
          <table:table-cell table:formula="of:=[.B10]/([.B10]+[.$B$2])*5" office:value-type="float" office:value="1.66666666666667" calcext:value-type="float">
            <text:p>1,66666666666667</text:p>
          </table:table-cell>
          <table:table-cell table:formula="of:=[.C10]/3.3*4096" office:value-type="float" office:value="2068.68686868687" calcext:value-type="float">
            <text:p>206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1]))" office:value-type="float" office:value="4147.67699847638" calcext:value-type="float">
            <text:p>4147,67699847638</text:p>
          </table:table-cell>
          <table:table-cell table:formula="of:=[.B11]/([.B11]+[.$B$2])*5" office:value-type="float" office:value="1.46585089514097" calcext:value-type="float">
            <text:p>1,46585089514097</text:p>
          </table:table-cell>
          <table:table-cell table:formula="of:=[.C11]/3.3*4096" office:value-type="float" office:value="1819.43189893861" calcext:value-type="float">
            <text:p>181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D$1]*EXP([.$C$1]/(273+[.A12]))" office:value-type="float" office:value="3461.58565028913" calcext:value-type="float">
            <text:p>3461,58565028913</text:p>
          </table:table-cell>
          <table:table-cell table:formula="of:=[.B12]/([.B12]+[.$B$2])*5" office:value-type="float" office:value="1.28572730591168" calcext:value-type="float">
            <text:p>1,28572730591168</text:p>
          </table:table-cell>
          <table:table-cell table:formula="of:=[.C12]/3.3*4096" office:value-type="float" office:value="1595.86031667099" calcext:value-type="float">
            <text:p>159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3]))" office:value-type="float" office:value="2905.72276750134" calcext:value-type="float">
            <text:p>2905,72276750134</text:p>
          </table:table-cell>
          <table:table-cell table:formula="of:=[.B13]/([.B13]+[.$B$2])*5" office:value-type="float" office:value="1.12574972353289" calcext:value-type="float">
            <text:p>1,12574972353289</text:p>
          </table:table-cell>
          <table:table-cell table:formula="of:=[.C13]/3.3*4096" office:value-type="float" office:value="1397.29420230021" calcext:value-type="float">
            <text:p>139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D$1]*EXP([.$C$1]/(273+[.A14]))" office:value-type="float" office:value="2452.58385594467" calcext:value-type="float">
            <text:p>2452,58385594467</text:p>
          </table:table-cell>
          <table:table-cell table:formula="of:=[.B14]/([.B14]+[.$B$2])*5" office:value-type="float" office:value="0.984769058500996" calcext:value-type="float">
            <text:p>0,984769058500996</text:p>
          </table:table-cell>
          <table:table-cell table:formula="of:=[.C14]/3.3*4096" office:value-type="float" office:value="1222.30729200608" calcext:value-type="float">
            <text:p>122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5]))" office:value-type="float" office:value="2081.00503183628" calcext:value-type="float">
            <text:p>2081,00503183628</text:p>
          </table:table-cell>
          <table:table-cell table:formula="of:=[.B15]/([.B15]+[.$B$2])*5" office:value-type="float" office:value="0.861271486251492" calcext:value-type="float">
            <text:p>0,861271486251492</text:p>
          </table:table-cell>
          <table:table-cell table:formula="of:=[.C15]/3.3*4096" office:value-type="float" office:value="1069.02060838973" calcext:value-type="float">
            <text:p>106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D$1]*EXP([.$C$1]/(273+[.A16]))" office:value-type="float" office:value="1774.58874490452" calcext:value-type="float">
            <text:p>1774,58874490452</text:p>
          </table:table-cell>
          <table:table-cell table:formula="of:=[.B16]/([.B16]+[.$B$2])*5" office:value-type="float" office:value="0.753567187504733" calcext:value-type="float">
            <text:p>0,753567187504733</text:p>
          </table:table-cell>
          <table:table-cell table:formula="of:=[.C16]/3.3*4096" office:value-type="float" office:value="935.336727278602" calcext:value-type="float">
            <text:p>93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7]))" office:value-type="float" office:value="1520.54632080588" calcext:value-type="float">
            <text:p>1520,54632080588</text:p>
          </table:table-cell>
          <table:table-cell table:formula="of:=[.B17]/([.B17]+[.$B$2])*5" office:value-type="float" office:value="0.659928044410449" calcext:value-type="float">
            <text:p>0,659928044410449</text:p>
          </table:table-cell>
          <table:table-cell table:formula="of:=[.C17]/3.3*4096" office:value-type="float" office:value="819.110687850059" calcext:value-type="float">
            <text:p>81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D$1]*EXP([.$C$1]/(273+[.A18]))" office:value-type="float" office:value="1308.84053475889" calcext:value-type="float">
            <text:p>1308,84053475889</text:p>
          </table:table-cell>
          <table:table-cell table:formula="of:=[.B18]/([.B18]+[.$B$2])*5" office:value-type="float" office:value="0.578680250524374" calcext:value-type="float">
            <text:p>0,578680250524374</text:p>
          </table:table-cell>
          <table:table-cell table:formula="of:=[.C18]/3.3*4096" office:value-type="float" office:value="718.264941256919" calcext:value-type="float">
            <text:p>7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9]))" office:value-type="float" office:value="1131.54584524727" calcext:value-type="float">
            <text:p>1131,54584524727</text:p>
          </table:table-cell>
          <table:table-cell table:formula="of:=[.B19]/([.B19]+[.$B$2])*5" office:value-type="float" office:value="0.508260874535405" calcext:value-type="float">
            <text:p>0,508260874535405</text:p>
          </table:table-cell>
          <table:table-cell table:formula="of:=[.C19]/3.3*4096" office:value-type="float" office:value="630.859558211218" calcext:value-type="float">
            <text:p>63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D$1]*EXP([.$C$1]/(273+[.A20]))" office:value-type="float" office:value="982.367719247176" calcext:value-type="float">
            <text:p>982,367719247176</text:p>
          </table:table-cell>
          <table:table-cell table:formula="of:=[.B20]/([.B20]+[.$B$2])*5" office:value-type="float" office:value="0.447247690279722" calcext:value-type="float">
            <text:p>0,447247690279722</text:p>
          </table:table-cell>
          <table:table-cell table:formula="of:=[.C20]/3.3*4096" office:value-type="float" office:value="555.129254359316" calcext:value-type="float">
            <text:p>55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21]))" office:value-type="float" office:value="856.279080212994" calcext:value-type="float">
            <text:p>856,279080212994</text:p>
          </table:table-cell>
          <table:table-cell table:formula="of:=[.B21]/([.B21]+[.$B$2])*5" office:value-type="float" office:value="0.394370425578722" calcext:value-type="float">
            <text:p>0,394370425578722</text:p>
          </table:table-cell>
          <table:table-cell table:formula="of:=[.C21]/3.3*4096" office:value-type="float" office:value="489.497352475892" calcext:value-type="float">
            <text:p>48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D$1]*EXP([.$C$1]/(273+[.A22]))" office:value-type="float" office:value="749.243579847173" calcext:value-type="float">
            <text:p>749,243579847173</text:p>
          </table:table-cell>
          <table:table-cell table:formula="of:=[.B22]/([.B22]+[.$B$2])*5" office:value-type="float" office:value="0.34850990875854" calcext:value-type="float">
            <text:p>0,34850990875854</text:p>
          </table:table-cell>
          <table:table-cell table:formula="of:=[.C22]/3.3*4096" office:value-type="float" office:value="432.57472311363" calcext:value-type="float">
            <text:p>43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23]))" office:value-type="float" office:value="658.003662137648" calcext:value-type="float">
            <text:p>658,003662137648</text:p>
          </table:table-cell>
          <table:table-cell table:formula="of:=[.B23]/([.B23]+[.$B$2])*5" office:value-type="float" office:value="0.308689921206911" calcext:value-type="float">
            <text:p>0,308689921206911</text:p>
          </table:table-cell>
          <table:table-cell table:formula="of:=[.C23]/3.3*4096" office:value-type="float" office:value="383.149671898033" calcext:value-type="float">
            <text:p>3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D$1]*EXP([.$C$1]/(273+[.A24]))" office:value-type="float" office:value="579.917288818188" calcext:value-type="float">
            <text:p>579,917288818188</text:p>
          </table:table-cell>
          <table:table-cell table:formula="of:=[.B24]/([.B24]+[.$B$2])*5" office:value-type="float" office:value="0.274065133491685" calcext:value-type="float">
            <text:p>0,274065133491685</text:p>
          </table:table-cell>
          <table:table-cell table:formula="of:=[.C24]/3.3*4096" office:value-type="float" office:value="340.172965691497" calcext:value-type="float">
            <text:p>3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25]))" office:value-type="float" office:value="512.831437018515" calcext:value-type="float">
            <text:p>512,831437018515</text:p>
          </table:table-cell>
          <table:table-cell table:formula="of:=[.B25]/([.B25]+[.$B$2])*5" office:value-type="float" office:value="0.243907381227809" calcext:value-type="float">
            <text:p>0,243907381227809</text:p>
          </table:table-cell>
          <table:table-cell table:formula="of:=[.C25]/3.3*4096" office:value-type="float" office:value="302.740798033063" calcext:value-type="float">
            <text:p>303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18"/>
        </table:table-row>
      </table:table>
      <table:table table:name="Leaf Heatsink" table:style-name="ta1">
        <table:table-column table:style-name="co6" table:default-cell-style-name="ce7"/>
        <table:table-column table:style-name="co6" table:number-columns-repeated="2" table:default-cell-style-name="ce19"/>
        <table:table-column table:style-name="co6" table:default-cell-style-name="Default"/>
        <table:table-column table:style-name="co8" table:default-cell-style-name="Default"/>
        <table:table-column table:style-name="co6" table:number-columns-repeated="1019" table:default-cell-style-name="Default"/>
        <table:table-row table:style-name="ro1">
          <table:table-cell table:style-name="ce16" office:value-type="string" calcext:value-type="string">
            <text:p>Temp</text:p>
          </table:table-cell>
          <table:table-cell table:style-name="ce16" office:value-type="string" calcext:value-type="string">
            <text:p>Dutycycle 1</text:p>
          </table:table-cell>
          <table:table-cell table:style-name="ce16" office:value-type="string" calcext:value-type="string">
            <text:p>Dutycycle 2</text:p>
          </table:table-cell>
          <table:table-cell table:style-name="ce16" office:value-type="string" calcext:value-type="string">
            <text:p>Voltage</text:p>
          </table:table-cell>
          <table:table-cell table:style-name="ce16" office:value-type="string" calcext:value-type="string">
            <text:p>Voltage divided</text:p>
          </table:table-cell>
          <table:table-cell table:style-name="ce16" office:value-type="string" calcext:value-type="string">
            <text:p>Digits</text:p>
          </table:table-cell>
          <table:table-cell table:style-name="ce16" table:number-columns-repeated="1018"/>
        </table:table-row>
        <table:table-row table:style-name="ro1">
          <table:table-cell office:value-type="float" office:value="-10" calcext:value-type="float">
            <text:p>-10°C</text:p>
          </table:table-cell>
          <table:table-cell table:formula="of:=[.B6]-[.$M$10]*([.A6]-[.A2])" office:value-type="percentage" office:value="0.375527272727273" calcext:value-type="percentage">
            <text:p>37,55%</text:p>
          </table:table-cell>
          <table:table-cell table:formula="of:=[.C6]-[.$M$10]*([.A6]-[.A2])" office:value-type="percentage" office:value="0.378527272727273" calcext:value-type="percentage">
            <text:p>37,85%</text:p>
          </table:table-cell>
          <table:table-cell table:style-name="ce8" table:formula="of:=5*([.B2]+[.C2])/2-0.8" office:value-type="float" office:value="1.08513636363637" calcext:value-type="float">
            <text:p>1,085V</text:p>
          </table:table-cell>
          <table:table-cell table:style-name="ce8" table:formula="of:=[.D2]*47/(47+10)" office:value-type="float" office:value="0.894761562998406" calcext:value-type="float">
            <text:p>0,895V</text:p>
          </table:table-cell>
          <table:table-cell table:style-name="ce18" table:formula="of:=[.E2]/3.3*4096" office:value-type="float" office:value="1110.58889758833" calcext:value-type="float">
            <text:p>1111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°C</text:p>
          </table:table-cell>
          <table:table-cell table:formula="of:=[.B5]-[.$M$10]*([.A6]-[.A3])" office:value-type="percentage" office:value="0.397895454545455" calcext:value-type="percentage">
            <text:p>39,79%</text:p>
          </table:table-cell>
          <table:table-cell table:formula="of:=[.C5]-[.$M$10]*([.A6]-[.A3])" office:value-type="percentage" office:value="0.400895454545455" calcext:value-type="percentage">
            <text:p>40,09%</text:p>
          </table:table-cell>
          <table:table-cell table:style-name="ce8" table:formula="of:=5*([.B3]+[.C3])/2-0.8" office:value-type="float" office:value="1.19697727272728" calcext:value-type="float">
            <text:p>1,197V</text:p>
          </table:table-cell>
          <table:table-cell table:style-name="ce8" table:formula="of:=[.D3]*47/(47+10)" office:value-type="float" office:value="0.986981259968104" calcext:value-type="float">
            <text:p>0,987V</text:p>
          </table:table-cell>
          <table:table-cell table:style-name="ce18" table:formula="of:=[.E3]/3.3*4096" office:value-type="float" office:value="1225.05310328162" calcext:value-type="float">
            <text:p>1225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°C</text:p>
          </table:table-cell>
          <table:table-cell table:formula="of:=[.B6]-[.$M$10]*([.A6]-[.A4])" office:value-type="percentage" office:value="0.439436363636364" calcext:value-type="percentage">
            <text:p>43,94%</text:p>
          </table:table-cell>
          <table:table-cell table:formula="of:=[.C6]-[.$M$10]*([.A6]-[.A4])" office:value-type="percentage" office:value="0.442436363636364" calcext:value-type="percentage">
            <text:p>44,24%</text:p>
          </table:table-cell>
          <table:table-cell table:style-name="ce8" table:formula="of:=5*([.B4]+[.C4])/2-0.8" office:value-type="float" office:value="1.40468181818182" calcext:value-type="float">
            <text:p>1,405V</text:p>
          </table:table-cell>
          <table:table-cell table:style-name="ce8" table:formula="of:=[.D4]*47/(47+10)" office:value-type="float" office:value="1.15824641148326" calcext:value-type="float">
            <text:p>1,158V</text:p>
          </table:table-cell>
          <table:table-cell table:style-name="ce18" table:formula="of:=[.E4]/3.3*4096" office:value-type="float" office:value="1437.62948528346" calcext:value-type="float">
            <text:p>143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°C</text:p>
          </table:table-cell>
          <table:table-cell table:formula="of:=[.B6]-[.$M$10]*([.A6]-[.A5])" office:value-type="percentage" office:value="0.455413636363636" calcext:value-type="percentage">
            <text:p>45,54%</text:p>
          </table:table-cell>
          <table:table-cell table:formula="of:=[.C6]-[.$M$10]*([.A6]-[.A5])" office:value-type="percentage" office:value="0.458413636363636" calcext:value-type="percentage">
            <text:p>45,84%</text:p>
          </table:table-cell>
          <table:table-cell table:style-name="ce8" table:formula="of:=5*([.B5]+[.C5])/2-0.8" office:value-type="float" office:value="1.48456818181818" calcext:value-type="float">
            <text:p>1,485V</text:p>
          </table:table-cell>
          <table:table-cell table:style-name="ce8" table:formula="of:=[.D5]*47/(47+10)" office:value-type="float" office:value="1.22411762360446" calcext:value-type="float">
            <text:p>1,224V</text:p>
          </table:table-cell>
          <table:table-cell table:style-name="ce18" table:formula="of:=[.E5]/3.3*4096" office:value-type="float" office:value="1519.38963220724" calcext:value-type="float">
            <text:p>1519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°C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468" calcext:value-type="percentage">
            <text:p>46,80%</text:p>
          </table:table-cell>
          <table:table-cell table:style-name="ce8" table:formula="of:=5*([.B6]+[.C6])/2-0.8" office:value-type="float" office:value="1.5325" calcext:value-type="float">
            <text:p>1,533V</text:p>
          </table:table-cell>
          <table:table-cell table:style-name="ce8" table:formula="of:=[.D6]*47/(47+10)" office:value-type="float" office:value="1.26364035087719" calcext:value-type="float">
            <text:p>1,264V</text:p>
          </table:table-cell>
          <table:table-cell table:style-name="ce18" table:formula="of:=[.E6]/3.3*4096" office:value-type="float" office:value="1568.44572036151" calcext:value-type="float">
            <text:p>156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°C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49" calcext:value-type="percentage">
            <text:p>49,00%</text:p>
          </table:table-cell>
          <table:table-cell table:style-name="ce8" table:formula="of:=5*([.B7]+[.C7])/2-0.8" office:value-type="float" office:value="1.64" calcext:value-type="float">
            <text:p>1,640V</text:p>
          </table:table-cell>
          <table:table-cell table:style-name="ce8" table:formula="of:=[.D7]*47/(47+10)" office:value-type="float" office:value="1.35228070175439" calcext:value-type="float">
            <text:p>1,352V</text:p>
          </table:table-cell>
          <table:table-cell table:style-name="ce18" table:formula="of:=[.E7]/3.3*4096" office:value-type="float" office:value="1678.46719829878" calcext:value-type="float">
            <text:p>1678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7]-[.D6])/([.A7]-[.A6])" office:value-type="float" office:value="0.0153571428571428" calcext:value-type="float">
            <text:p>0,015357142857143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°C</text:p>
          </table:table-cell>
          <table:table-cell office:value-type="percentage" office:value="0.5012" calcext:value-type="percentage">
            <text:p>50,12%</text:p>
          </table:table-cell>
          <table:table-cell office:value-type="percentage" office:value="0.5054" calcext:value-type="percentage">
            <text:p>50,54%</text:p>
          </table:table-cell>
          <table:table-cell table:style-name="ce8" table:formula="of:=5*([.B8]+[.C8])/2-0.8" office:value-type="float" office:value="1.7165" calcext:value-type="float">
            <text:p>1,717V</text:p>
          </table:table-cell>
          <table:table-cell table:style-name="ce8" table:formula="of:=[.D8]*47/(47+10)" office:value-type="float" office:value="1.41535964912281" calcext:value-type="float">
            <text:p>1,415V</text:p>
          </table:table-cell>
          <table:table-cell table:style-name="ce18" table:formula="of:=[.E8]/3.3*4096" office:value-type="float" office:value="1756.76155236576" calcext:value-type="float">
            <text:p>1757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8]-[.D7])/([.A8]-[.A7])" office:value-type="float" office:value="0.0153000000000001" calcext:value-type="float">
            <text:p>0,0153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°C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523" calcext:value-type="percentage">
            <text:p>52,30%</text:p>
          </table:table-cell>
          <table:table-cell table:style-name="ce8" table:formula="of:=5*([.B9]+[.C9])/2-0.8" office:value-type="float" office:value="1.805" calcext:value-type="float">
            <text:p>1,805V</text:p>
          </table:table-cell>
          <table:table-cell table:style-name="ce8" table:formula="of:=[.D9]*47/(47+10)" office:value-type="float" office:value="1.48833333333333" calcext:value-type="float">
            <text:p>1,488V</text:p>
          </table:table-cell>
          <table:table-cell table:style-name="ce18" table:formula="of:=[.E9]/3.3*4096" office:value-type="float" office:value="1847.33737373737" calcext:value-type="float">
            <text:p>1847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9]-[.D8])/([.A9]-[.A8])" office:value-type="float" office:value="0.0176999999999999" calcext:value-type="float">
            <text:p>0,0177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°C</text:p>
          </table:table-cell>
          <table:table-cell office:value-type="percentage" office:value="0.5343" calcext:value-type="percentage">
            <text:p>53,43%</text:p>
          </table:table-cell>
          <table:table-cell office:value-type="percentage" office:value="0.5383" calcext:value-type="percentage">
            <text:p>53,83%</text:p>
          </table:table-cell>
          <table:table-cell table:style-name="ce8" table:formula="of:=5*([.B10]+[.C10])/2-0.8" office:value-type="float" office:value="1.8815" calcext:value-type="float">
            <text:p>1,882V</text:p>
          </table:table-cell>
          <table:table-cell table:style-name="ce8" table:formula="of:=[.D10]*47/(47+10)" office:value-type="float" office:value="1.55141228070175" calcext:value-type="float">
            <text:p>1,551V</text:p>
          </table:table-cell>
          <table:table-cell table:style-name="ce18" table:formula="of:=[.E10]/3.3*4096" office:value-type="float" office:value="1925.63172780436" calcext:value-type="float">
            <text:p>192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10]-[.D9])/([.A10]-[.A9])" office:value-type="float" office:value="0.0153" calcext:value-type="float">
            <text:p>0,0153</text:p>
          </table:table-cell>
          <table:table-cell table:formula="of:=([.D10]-[.D6])/([.A10]-[.A6])" office:value-type="float" office:value="0.0158636363636364" calcext:value-type="float">
            <text:p>0,015863636363636</text:p>
          </table:table-cell>
          <table:table-cell table:style-name="ce19" table:formula="of:=([.C10]-[.C6])/([.A10]-[.A6])" office:value-type="percentage" office:value="0.00319545454545454" calcext:value-type="percentage">
            <text:p>0,32%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°C</text:p>
          </table:table-cell>
          <table:table-cell table:formula="of:=[.$B$3]+[.$M$10]*[.$A11]" office:value-type="percentage" office:value="0.557668181818182" calcext:value-type="percentage">
            <text:p>55,77%</text:p>
          </table:table-cell>
          <table:table-cell table:formula="of:=[.$C$3]+[.$M$10]*[.$A11]" office:value-type="percentage" office:value="0.560668181818182" calcext:value-type="percentage">
            <text:p>56,07%</text:p>
          </table:table-cell>
          <table:table-cell table:style-name="ce8" table:formula="of:=5*([.B11]+[.C11])/2-0.8" office:value-type="float" office:value="1.99584090909091" calcext:value-type="float">
            <text:p>1,996V</text:p>
          </table:table-cell>
          <table:table-cell table:style-name="ce8" table:formula="of:=[.D11]*47/(47+10)" office:value-type="float" office:value="1.64569338118022" calcext:value-type="float">
            <text:p>1,646V</text:p>
          </table:table-cell>
          <table:table-cell table:style-name="ce18" table:formula="of:=[.E11]/3.3*4096" office:value-type="float" office:value="2042.65457251945" calcext:value-type="float">
            <text:p>2043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°C</text:p>
          </table:table-cell>
          <table:table-cell table:formula="of:=[.$B$3]+[.$M$10]*[.$A12]" office:value-type="percentage" office:value="0.589622727272727" calcext:value-type="percentage">
            <text:p>58,96%</text:p>
          </table:table-cell>
          <table:table-cell table:formula="of:=[.$C$3]+[.$M$10]*[.$A12]" office:value-type="percentage" office:value="0.592622727272727" calcext:value-type="percentage">
            <text:p>59,26%</text:p>
          </table:table-cell>
          <table:table-cell table:style-name="ce8" table:formula="of:=5*([.B12]+[.C12])/2-0.8" office:value-type="float" office:value="2.15561363636364" calcext:value-type="float">
            <text:p>2,156V</text:p>
          </table:table-cell>
          <table:table-cell table:style-name="ce8" table:formula="of:=[.D12]*47/(47+10)" office:value-type="float" office:value="1.77743580542265" calcext:value-type="float">
            <text:p>1,777V</text:p>
          </table:table-cell>
          <table:table-cell table:style-name="ce18" table:formula="of:=[.E12]/3.3*4096" office:value-type="float" office:value="2206.17486636702" calcext:value-type="float">
            <text:p>220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2.5+[.L10]*55" office:value-type="float" office:value="3.3725" calcext:value-type="float">
            <text:p>3,3725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°C</text:p>
          </table:table-cell>
          <table:table-cell table:formula="of:=[.$B$3]+[.$M$10]*[.$A13]" office:value-type="percentage" office:value="0.621577272727273" calcext:value-type="percentage">
            <text:p>62,16%</text:p>
          </table:table-cell>
          <table:table-cell table:formula="of:=[.$C$3]+[.$M$10]*[.$A13]" office:value-type="percentage" office:value="0.624577272727273" calcext:value-type="percentage">
            <text:p>62,46%</text:p>
          </table:table-cell>
          <table:table-cell table:style-name="ce8" table:formula="of:=5*([.B13]+[.C13])/2-0.8" office:value-type="float" office:value="2.31538636363637" calcext:value-type="float">
            <text:p>2,315V</text:p>
          </table:table-cell>
          <table:table-cell table:style-name="ce8" table:formula="of:=[.D13]*47/(47+10)" office:value-type="float" office:value="1.90917822966507" calcext:value-type="float">
            <text:p>1,909V</text:p>
          </table:table-cell>
          <table:table-cell table:style-name="ce18" table:formula="of:=[.E13]/3.3*4096" office:value-type="float" office:value="2369.69516021459" calcext:value-type="float">
            <text:p>2370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°C</text:p>
          </table:table-cell>
          <table:table-cell table:formula="of:=[.$B$3]+[.$M$10]*[.$A14]" office:value-type="percentage" office:value="0.653531818181818" calcext:value-type="percentage">
            <text:p>65,35%</text:p>
          </table:table-cell>
          <table:table-cell table:formula="of:=[.$C$3]+[.$M$10]*[.$A14]" office:value-type="percentage" office:value="0.656531818181818" calcext:value-type="percentage">
            <text:p>65,65%</text:p>
          </table:table-cell>
          <table:table-cell table:style-name="ce8" table:formula="of:=5*([.B14]+[.C14])/2-0.8" office:value-type="float" office:value="2.47515909090909" calcext:value-type="float">
            <text:p>2,475V</text:p>
          </table:table-cell>
          <table:table-cell table:style-name="ce8" table:formula="of:=[.D14]*47/(47+10)" office:value-type="float" office:value="2.04092065390749" calcext:value-type="float">
            <text:p>2,041V</text:p>
          </table:table-cell>
          <table:table-cell table:style-name="ce18" table:formula="of:=[.E14]/3.3*4096" office:value-type="float" office:value="2533.21545406215" calcext:value-type="float">
            <text:p>2533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°C</text:p>
          </table:table-cell>
          <table:table-cell table:formula="of:=[.$B$3]+[.$M$10]*[.$A15]" office:value-type="percentage" office:value="0.685486363636364" calcext:value-type="percentage">
            <text:p>68,55%</text:p>
          </table:table-cell>
          <table:table-cell table:formula="of:=[.$C$3]+[.$M$10]*[.$A15]" office:value-type="percentage" office:value="0.688486363636364" calcext:value-type="percentage">
            <text:p>68,85%</text:p>
          </table:table-cell>
          <table:table-cell table:style-name="ce8" table:formula="of:=5*([.B15]+[.C15])/2-0.8" office:value-type="float" office:value="2.63493181818182" calcext:value-type="float">
            <text:p>2,635V</text:p>
          </table:table-cell>
          <table:table-cell table:style-name="ce8" table:formula="of:=[.D15]*47/(47+10)" office:value-type="float" office:value="2.17266307814992" calcext:value-type="float">
            <text:p>2,173V</text:p>
          </table:table-cell>
          <table:table-cell table:style-name="ce18" table:formula="of:=[.E15]/3.3*4096" office:value-type="float" office:value="2696.73574790972" calcext:value-type="float">
            <text:p>2697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°C</text:p>
          </table:table-cell>
          <table:table-cell table:formula="of:=[.$B$3]+[.$M$10]*[.$A16]" office:value-type="percentage" office:value="0.717440909090909" calcext:value-type="percentage">
            <text:p>71,74%</text:p>
          </table:table-cell>
          <table:table-cell table:formula="of:=[.$C$3]+[.$M$10]*[.$A16]" office:value-type="percentage" office:value="0.720440909090909" calcext:value-type="percentage">
            <text:p>72,04%</text:p>
          </table:table-cell>
          <table:table-cell table:style-name="ce8" table:formula="of:=5*([.B16]+[.C16])/2-0.8" office:value-type="float" office:value="2.79470454545455" calcext:value-type="float">
            <text:p>2,795V</text:p>
          </table:table-cell>
          <table:table-cell table:style-name="ce8" table:formula="of:=[.D16]*47/(47+10)" office:value-type="float" office:value="2.30440550239234" calcext:value-type="float">
            <text:p>2,304V</text:p>
          </table:table-cell>
          <table:table-cell table:style-name="ce18" table:formula="of:=[.E16]/3.3*4096" office:value-type="float" office:value="2860.25604175729" calcext:value-type="float">
            <text:p>286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 table:number-columns-repeated="2"/>
          <table:table-cell table:style-name="ce18"/>
          <table:table-cell table:number-columns-repeated="101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f" table:style-name="ta1">
        <table:shapes>
          <draw:frame draw:z-index="0" draw:style-name="gr1" draw:text-style-name="P1" svg:width="15.999cm" svg:height="8.999cm" svg:x="27.799cm" svg:y="1.825cm">
            <draw:object draw:notify-on-update-of-ranges="Leaf.A5:Leaf.A22 Leaf.B4:Leaf.B4 Leaf.B5:Leaf.B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6.974cm" svg:y="9.821cm">
            <draw:object draw:notify-on-update-of-ranges="Leaf.K9:Leaf.K19 Leaf.L9:Leaf.L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6" table:default-cell-style-name="ce21"/>
        <table:table-column table:style-name="co6" table:default-cell-style-name="ce18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Leaf</text:p>
          </table:table-cell>
          <table:table-cell office:value-type="float" office:value="17000" calcext:value-type="float">
            <text:p>17000</text:p>
          </table:table-cell>
          <table:table-cell table:style-name="Default" office:value-type="float" office:value="2165" calcext:value-type="float">
            <text:p>2165</text:p>
          </table:table-cell>
          <table:table-cell table:style-name="Default" table:formula="of:=[.B1]*EXP(-[.C1]/298)" office:value-type="float" office:value="11.8920243401134" calcext:value-type="float">
            <text:p>11,8920243401134</text:p>
          </table:table-cell>
          <table:table-cell table:style-name="ce17"/>
          <table:table-cell table:style-name="ce16"/>
          <table:table-cell table:number-columns-repeated="6"/>
        </table:table-row>
        <table:table-row table:style-name="ro1" table:number-rows-repeated="2">
          <table:table-cell table:style-name="ce16" table:number-columns-repeated="4"/>
          <table:table-cell table:style-name="ce17"/>
          <table:table-cell table:style-name="ce16"/>
          <table:table-cell table:number-columns-repeated="6"/>
        </table:table-row>
        <table:table-row table:style-name="ro1">
          <table:table-cell table:style-name="ce16" office:value-type="string" calcext:value-type="string">
            <text:p>Temp</text:p>
          </table:table-cell>
          <table:table-cell table:style-name="ce16" office:value-type="string" calcext:value-type="string">
            <text:p>Resistance</text:p>
          </table:table-cell>
          <table:table-cell table:style-name="ce16" office:value-type="string" calcext:value-type="string">
            <text:p>Voltage</text:p>
          </table:table-cell>
          <table:table-cell table:style-name="ce17" office:value-type="string" calcext:value-type="string">
            <text:p>ADC reading 12 bit</text:p>
          </table:table-cell>
          <table:table-cell table:style-name="ce16"/>
          <table:table-cell table:number-columns-repeated="7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D$1]*EXP([.$C$1]/(273+[.A5]))" office:value-type="float" office:value="61894.1040699179" calcext:value-type="float">
            <text:p>61894,1040699179</text:p>
          </table:table-cell>
          <table:table-cell table:formula="of:=5*[.$C$26]/([.$C$26]+[.B5]+[.$C$26])" office:value-type="float" office:value="0.0397493538857125" calcext:value-type="float">
            <text:p>0,04</text:p>
          </table:table-cell>
          <table:table-cell table:formula="of:=[.C5]/3.3*4096" office:value-type="float" office:value="49.3373798532965" calcext:value-type="float">
            <text:p>4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D$1]*EXP([.$C$1]/(273+[.A6]))" office:value-type="float" office:value="44703.501702436" calcext:value-type="float">
            <text:p>44703,501702436</text:p>
          </table:table-cell>
          <table:table-cell table:formula="of:=5*[.$C$26]/([.$C$26]+[.B6]+[.$C$26])" office:value-type="float" office:value="0.0547004038394448" calcext:value-type="float">
            <text:p>0,05</text:p>
          </table:table-cell>
          <table:table-cell table:formula="of:=[.C6]/3.3*4096" office:value-type="float" office:value="67.8948042807169" calcext:value-type="float">
            <text:p>68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7]))" office:value-type="float" office:value="33066.3319574915" calcext:value-type="float">
            <text:p>33066,3319574915</text:p>
          </table:table-cell>
          <table:table-cell table:formula="of:=5*[.$C$26]/([.$C$26]+[.B7]+[.$C$26])" office:value-type="float" office:value="0.0733862396197963" calcext:value-type="float">
            <text:p>0,07</text:p>
          </table:table-cell>
          <table:table-cell table:formula="of:=[.C7]/3.3*4096" office:value-type="float" office:value="91.0878901462684" calcext:value-type="float">
            <text:p>91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8]))" office:value-type="float" office:value="24985.3424608569" calcext:value-type="float">
            <text:p>24985,3424608569</text:p>
          </table:table-cell>
          <table:table-cell table:formula="of:=5*[.$C$26]/([.$C$26]+[.B8]+[.$C$26])" office:value-type="float" office:value="0.0962080836058203" calcext:value-type="float">
            <text:p>0,10</text:p>
          </table:table-cell>
          <table:table-cell table:formula="of:=[.C8]/3.3*4096" office:value-type="float" office:value="119.414639530133" calcext:value-type="float">
            <text:p>11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19243.8431114583" calcext:value-type="float">
            <text:p>19243,8431114583</text:p>
          </table:table-cell>
          <table:table-cell table:formula="of:=5*[.$C$26]/([.$C$26]+[.B9]+[.$C$26])" office:value-type="float" office:value="0.123494337820913" calcext:value-type="float">
            <text:p>0,12</text:p>
          </table:table-cell>
          <table:table-cell table:formula="of:=[.C9]/3.3*4096" office:value-type="float" office:value="153.282669004382" calcext:value-type="float">
            <text:p>15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0]))" office:value-type="float" office:value="15079.3641167643" calcext:value-type="float">
            <text:p>15079,3641167643</text:p>
          </table:table-cell>
          <table:table-cell table:formula="of:=5*[.$C$26]/([.$C$26]+[.B10]+[.$C$26])" office:value-type="float" office:value="0.155478785220959" calcext:value-type="float">
            <text:p>0,16</text:p>
          </table:table-cell>
          <table:table-cell table:formula="of:=[.C10]/3.3*4096" office:value-type="float" office:value="192.982152807591" calcext:value-type="float">
            <text:p>19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1]))" office:value-type="float" office:value="12001.6672815216" calcext:value-type="float">
            <text:p>12001,6672815216</text:p>
          </table:table-cell>
          <table:table-cell table:formula="of:=5*[.$C$26]/([.$C$26]+[.B11]+[.$C$26])" office:value-type="float" office:value="0.19228303154266" calcext:value-type="float">
            <text:p>0,19</text:p>
          </table:table-cell>
          <table:table-cell table:formula="of:=[.C11]/3.3*4096" office:value-type="float" office:value="238.664029454162" calcext:value-type="float">
            <text:p>23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2]))" office:value-type="float" office:value="9688.10699848097" calcext:value-type="float">
            <text:p>9688,10699848097</text:p>
          </table:table-cell>
          <table:table-cell table:formula="of:=5*[.$C$26]/([.$C$26]+[.B12]+[.$C$26])" office:value-type="float" office:value="0.233904843987369" calcext:value-type="float">
            <text:p>0,23</text:p>
          </table:table-cell>
          <table:table-cell table:formula="of:=[.C12]/3.3*4096" office:value-type="float" office:value="290.325527567352" calcext:value-type="float">
            <text:p>290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3]))" office:value-type="float" office:value="7921.76610812231" calcext:value-type="float">
            <text:p>7921,76610812231</text:p>
          </table:table-cell>
          <table:table-cell table:formula="of:=5*[.$C$26]/([.$C$26]+[.B13]+[.$C$26])" office:value-type="float" office:value="0.280213577637281" calcext:value-type="float">
            <text:p>0,28</text:p>
          </table:table-cell>
          <table:table-cell table:formula="of:=[.C13]/3.3*4096" office:value-type="float" office:value="347.804489091608" calcext:value-type="float">
            <text:p>34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4]))" office:value-type="float" office:value="6553.93757612349" calcext:value-type="float">
            <text:p>6553,93757612349</text:p>
          </table:table-cell>
          <table:table-cell table:formula="of:=5*[.$C$26]/([.$C$26]+[.B14]+[.$C$26])" office:value-type="float" office:value="0.330953224699924" calcext:value-type="float">
            <text:p>0,33</text:p>
          </table:table-cell>
          <table:table-cell table:formula="of:=[.C14]/3.3*4096" office:value-type="float" office:value="410.783154051785" calcext:value-type="float">
            <text:p>41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15]))" office:value-type="float" office:value="5480.83328570871" calcext:value-type="float">
            <text:p>5480,83328570871</text:p>
          </table:table-cell>
          <table:table-cell table:formula="of:=5*[.$C$26]/([.$C$26]+[.B15]+[.$C$26])" office:value-type="float" office:value="0.385752863835104" calcext:value-type="float">
            <text:p>0,39</text:p>
          </table:table-cell>
          <table:table-cell table:formula="of:=[.C15]/3.3*4096" office:value-type="float" office:value="478.80113038442" calcext:value-type="float">
            <text:p>47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16]))" office:value-type="float" office:value="4628.81085685959" calcext:value-type="float">
            <text:p>4628,81085685959</text:p>
          </table:table-cell>
          <table:table-cell table:formula="of:=5*[.$C$26]/([.$C$26]+[.B16]+[.$C$26])" office:value-type="float" office:value="0.444143543560956" calcext:value-type="float">
            <text:p>0,44</text:p>
          </table:table-cell>
          <table:table-cell table:formula="of:=[.C16]/3.3*4096" office:value-type="float" office:value="551.276349825963" calcext:value-type="float">
            <text:p>55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17]))" office:value-type="float" office:value="3944.8156262651" calcext:value-type="float">
            <text:p>3944,8156262651</text:p>
          </table:table-cell>
          <table:table-cell table:formula="of:=5*[.$C$26]/([.$C$26]+[.B17]+[.$C$26])" office:value-type="float" office:value="0.505580023392761" calcext:value-type="float">
            <text:p>0,51</text:p>
          </table:table-cell>
          <table:table-cell table:formula="of:=[.C17]/3.3*4096" office:value-type="float" office:value="627.532053277802" calcext:value-type="float">
            <text:p>62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D$1]*EXP([.$C$1]/(273+[.A18]))" office:value-type="float" office:value="3390.08226234223" calcext:value-type="float">
            <text:p>3390,08226234223</text:p>
          </table:table-cell>
          <table:table-cell table:formula="of:=5*[.$C$26]/([.$C$26]+[.B18]+[.$C$26])" office:value-type="float" office:value="0.569465411034503" calcext:value-type="float">
            <text:p>0,57</text:p>
          </table:table-cell>
          <table:table-cell table:formula="of:=[.C18]/3.3*4096" office:value-type="float" office:value="706.827370787068" calcext:value-type="float">
            <text:p>707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D$1]*EXP([.$C$1]/(273+[.A19]))" office:value-type="float" office:value="2935.91313849271" calcext:value-type="float">
            <text:p>2935,91313849271</text:p>
          </table:table-cell>
          <table:table-cell table:formula="of:=5*[.$C$26]/([.$C$26]+[.B19]+[.$C$26])" office:value-type="float" office:value="0.635176619003689" calcext:value-type="float">
            <text:p>0,64</text:p>
          </table:table-cell>
          <table:table-cell table:formula="of:=[.C19]/3.3*4096" office:value-type="float" office:value="788.388918617912" calcext:value-type="float">
            <text:p>78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D$1]*EXP([.$C$1]/(273+[.A20]))" office:value-type="float" office:value="2560.80358503627" calcext:value-type="float">
            <text:p>2560,80358503627</text:p>
          </table:table-cell>
          <table:table-cell table:formula="of:=5*[.$C$26]/([.$C$26]+[.B20]+[.$C$26])" office:value-type="float" office:value="0.702088711240873" calcext:value-type="float">
            <text:p>0,70</text:p>
          </table:table-cell>
          <table:table-cell table:formula="of:=[.C20]/3.3*4096" office:value-type="float" office:value="871.441018558368" calcext:value-type="float">
            <text:p>871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D$1]*EXP([.$C$1]/(273+[.A21]))" office:value-type="float" office:value="2248.45524695789" calcext:value-type="float">
            <text:p>2248,45524695789</text:p>
          </table:table-cell>
          <table:table-cell table:formula="of:=5*[.$C$26]/([.$C$26]+[.B21]+[.$C$26])" office:value-type="float" office:value="0.769596565118512" calcext:value-type="float">
            <text:p>0,77</text:p>
          </table:table-cell>
          <table:table-cell table:formula="of:=[.C21]/3.3*4096" office:value-type="float" office:value="955.232585068311" calcext:value-type="float">
            <text:p>955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D$1]*EXP([.$C$1]/(273+[.A22]))" office:value-type="float" office:value="1986.3841632828" calcext:value-type="float">
            <text:p>1986,3841632828</text:p>
          </table:table-cell>
          <table:table-cell table:formula="of:=5*[.$C$26]/([.$C$26]+[.B22]+[.$C$26])" office:value-type="float" office:value="0.837132754297713" calcext:value-type="float">
            <text:p>0,84</text:p>
          </table:table-cell>
          <table:table-cell table:formula="of:=[.C22]/3.3*4096" office:value-type="float" office:value="1039.05932169801" calcext:value-type="float">
            <text:p>103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18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Default"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8"/>
          <table:table-cell table:number-columns-repeated="7"/>
        </table:table-row>
      </table:table>
      <table:named-expressions/>
      <table:database-ranges>
        <table:database-range table:name="__Anonymous_Sheet_DB__6" table:target-range-address="'Tesla 100k'.A2:'Tesla 100k'.E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3" loext:min-decimal-places="3" number:min-integer-digits="1"/>
    </number:number-style>
    <number:number-style style:name="N144">
      <number:number number:decimal-places="4" loext:min-decimal-places="4" number:min-integer-digits="1"/>
    </number:number-style>
    <number:number-style style:name="N145">
      <number:number number:decimal-places="5" loext:min-decimal-places="5" number:min-integer-digits="1"/>
    </number:number-style>
    <number:number-style style:name="N14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7">
      <number:number number:decimal-places="3" loext:min-decimal-places="3" number:min-integer-digits="1" number:grouping="true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7" loext:min-decimal-places="7" number:min-integer-digits="1"/>
    </number:number-style>
    <number:number-style style:name="N151">
      <number:number number:decimal-places="6" loext:min-decimal-places="6" number:min-integer-digits="1"/>
    </number:number-style>
    <number:number-style style:name="N152">
      <number:number number:decimal-places="1" loext:min-decimal-places="1" number:min-integer-digits="1"/>
    </number:number-style>
    <number:currency-style style:name="N154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4P0"/>
    </number:currency-style>
    <number:number-style style:name="N155">
      <number:number number:decimal-places="0" loext:min-decimal-places="0" number:min-integer-digits="1"/>
      <number:text>°C</number:text>
    </number:number-style>
    <number:number-style style:name="N156">
      <number:number number:decimal-places="3" loext:min-decimal-places="3" number:min-integer-digits="1"/>
      <number:text>V</number:text>
    </number:number-style>
    <number:number-style style:name="N157">
      <number:number number:decimal-places="10" loext:min-decimal-places="10" number:min-integer-digits="1"/>
    </number:number-style>
    <number:number-style style:name="N158">
      <number:number number:decimal-places="11" loext:min-decimal-places="11" number:min-integer-digits="1"/>
    </number:number-style>
    <number:number-style style:name="N159">
      <number:number number:decimal-places="12" loext:min-decimal-places="12" number:min-integer-digits="1"/>
    </number:number-style>
    <number:number-style style:name="N160">
      <number:number number:decimal-places="13" loext:min-decimal-places="13" number:min-integer-digits="1"/>
    </number:number-style>
    <number:percentage-style style:name="N161">
      <number:number number:decimal-places="2" loext:min-decimal-places="2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.00.0000</text:date>, <text:time style:data-style-name="N2" text:time-value="00:16:29.41365679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6T00:25:14.662711712</dc:date>
    <meta:generator>LibreOffice/6.4.2.2$Linux_X86_64 LibreOffice_project/40$Build-2</meta:generator>
    <meta:editing-duration>P3DT6H22M2S</meta:editing-duration>
    <meta:editing-cycles>29</meta:editing-cycles>
    <meta:document-statistic meta:table-count="11" meta:cell-count="1493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18cm" svg:y="4.201cm" style:legend-expansion="high" chart:style-name="ch2"/>
        <chart:plot-area chart:style-name="ch3" table:cell-range-address="'Tesla 100k'.A2:'Tesla 100k'.B46 'Tesla 100k'.B1:'Tesla 100k'.B1" chart:data-source-has-labels="both" svg:x="0.32cm" svg:y="0.18cm" svg:width="13.778cm" svg:height="8.64cm">
          <chartooo:coordinate-region svg:x="1.127cm" svg:y="0.301cm" svg:width="12.645cm" svg:height="7.517cm"/>
          <chart:axis chart:dimension="x" chart:name="primary-x" chart:style-name="ch4" chartooo:axis-type="auto">
            <chartooo:date-scale/>
            <chart:categories table:cell-range-address="'Tesla 100k'.A2:'Tesla 100k'.A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sla 100k'.B2:'Tesla 100k'.B46" chart:label-cell-address="'Tesla 100k'.B1:'Tesla 100k'.B1" chart:class="chart:line">
            <chart:data-point chart:repeated="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'Tesla 100k'.B1:'Tesla 100k'.B1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'Tesla 100k'.A2:'Tesla 100k'.A46</svg:desc>
                </draw:g>
              </table:table-cell>
              <table:table-cell office:value-type="float" office:value="930.6">
                <text:p>930.6</text:p>
                <draw:g>
                  <svg:desc>'Tesla 100k'.B2:'Tesla 100k'.B46</svg:desc>
                </draw:g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702.4">
                <text:p>702.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535.2">
                <text:p>535.2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411.6">
                <text:p>411.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19.2">
                <text:p>319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5.9">
                <text:p>155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4.4">
                <text:p>124.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.84">
                <text:p>80.8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5.73">
                <text:p>65.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3.73">
                <text:p>53.7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4.16">
                <text:p>44.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6.46">
                <text:p>36.4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.216">
                <text:p>9.21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.893">
                <text:p>7.8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783">
                <text:p>6.78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5.847">
                <text:p>5.84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.056">
                <text:p>5.05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.385">
                <text:p>4.38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815">
                <text:p>3.81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.327">
                <text:p>3.32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.552">
                <text:p>2.55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244">
                <text:p>2.24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.977">
                <text:p>1.97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747">
                <text:p>1.74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.547">
                <text:p>1.54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373">
                <text:p>1.37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69">
                <text:p>0.5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4.201cm" style:legend-expansion="high" chart:style-name="ch2"/>
        <chart:plot-area chart:style-name="ch3" table:cell-range-address="Leaf.A4:Leaf.B22" chart:data-source-has-labels="both" svg:x="0.32cm" svg:y="0.18cm" svg:width="12.296cm" svg:height="8.64cm">
          <chartooo:coordinate-region svg:x="1.497cm" svg:y="0.379cm" svg:width="10.839cm" svg:height="7.794cm"/>
          <chart:axis chart:dimension="x" chart:name="primary-x" chart:style-name="ch4" chartooo:axis-type="auto">
            <chartooo:date-scale/>
            <chart:categories table:cell-range-address="Leaf.A5:Leaf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af.B5:Leaf.B22" chart:label-cell-address="Leaf.B4:Leaf.B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stance</text:p>
                <draw:g>
                  <svg:desc>Leaf.B4:Leaf.B4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Leaf.A5:Leaf.A22</svg:desc>
                </draw:g>
              </table:table-cell>
              <table:table-cell office:value-type="float" office:value="61894.1040699179">
                <text:p>61894.1040699179</text:p>
                <draw:g>
                  <svg:desc>Leaf.B5:Leaf.B22</svg:desc>
                </draw:g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4703.501702436">
                <text:p>44703.5017024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066.3319574915">
                <text:p>33066.33195749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985.3424608569">
                <text:p>24985.34246085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243.8431114583">
                <text:p>19243.84311145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079.3641167643">
                <text:p>15079.36411676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001.6672815216">
                <text:p>12001.66728152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688.10699848097">
                <text:p>9688.1069984809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921.76610812231">
                <text:p>7921.766108122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553.93757612349">
                <text:p>6553.937576123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480.83328570871">
                <text:p>5480.833285708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628.81085685959">
                <text:p>4628.810856859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44.8156262651">
                <text:p>3944.815626265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90.08226234223">
                <text:p>3390.082262342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35.91313849271">
                <text:p>2935.913138492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560.80358503627">
                <text:p>2560.8035850362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48.45524695789">
                <text:p>2248.4552469578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86.3841632828">
                <text:p>1986.3841632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952cm" style:legend-expansion="high" chart:style-name="ch2"/>
        <chart:plot-area chart:style-name="ch3" table:cell-range-address="'Tesla 52k'.A2:'Tesla 52k'.C18 'Tesla 52k'.B1:'Tesla 52k'.C1" chart:data-source-has-labels="both" svg:x="0.32cm" svg:y="0.18cm" svg:width="12.852cm" svg:height="8.64cm">
          <chartooo:coordinate-region svg:x="0.941cm" svg:y="0.379cm" svg:width="11.765cm" svg:height="7.794cm"/>
          <chart:axis chart:dimension="x" chart:name="primary-x" chart:style-name="ch4" chartooo:axis-type="auto">
            <chartooo:date-scale/>
            <chart:categories table:cell-range-address="'Tesla 52k'.A2:'Tesla 52k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sla 52k'.B2:'Tesla 52k'.B18" chart:label-cell-address="'Tesla 52k'.B1:'Tesla 52k'.B1" chart:class="chart:line">
            <chart:data-point chart:repeated="17"/>
          </chart:series>
          <chart:series chart:style-name="ch7" chart:values-cell-range-address="'Tesla 52k'.C2:'Tesla 52k'.C18" chart:label-cell-address="'Tesla 52k'.C1:'Tesla 52k'.C1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'Tesla 52k'.B1:'Tesla 52k'.B1</svg:desc>
                </draw:g>
              </table:table-cell>
              <table:table-cell office:value-type="string">
                <text:p>Voltage</text:p>
                <draw:g>
                  <svg:desc>'Tesla 52k'.C1:'Tesla 52k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la 52k'.A2:'Tesla 52k'.A18</svg:desc>
                </draw:g>
              </table:table-cell>
              <table:table-cell office:value-type="float" office:value="180">
                <text:p>180</text:p>
                <draw:g>
                  <svg:desc>'Tesla 52k'.B2:'Tesla 52k'.B18</svg:desc>
                </draw:g>
              </table:table-cell>
              <table:table-cell office:value-type="float" office:value="2.75229357798165">
                <text:p>2.75229357798165</text:p>
                <draw:g>
                  <svg:desc>'Tesla 52k'.C2:'Tesla 52k'.C1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2.24719101123596">
                <text:p>2.24719101123596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82">
                <text:p>82</text:p>
              </table:table-cell>
              <table:table-cell office:value-type="float" office:value="1.79039301310044">
                <text:p>1.790393013100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1.51658767772512">
                <text:p>1.5165876777251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3">
                <text:p>53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1.04838709677419">
                <text:p>1.048387096774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893854748603352">
                <text:p>0.893854748603352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29">
                <text:p>29</text:p>
              </table:table-cell>
              <table:table-cell office:value-type="float" office:value="0.823863636363636">
                <text:p>0.8238636363636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0.726744186046512">
                <text:p>0.72674418604651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2.3">
                <text:p>22.3</text:p>
              </table:table-cell>
              <table:table-cell office:value-type="float" office:value="0.658594211458949">
                <text:p>0.6585942114589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.8">
                <text:p>17.8</text:p>
              </table:table-cell>
              <table:table-cell office:value-type="float" office:value="0.54004854368932">
                <text:p>0.5400485436893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5">
                <text:p>15</text:p>
              </table:table-cell>
              <table:table-cell office:value-type="float" office:value="0.462962962962963">
                <text:p>0.4629629629629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377358490566038">
                <text:p>0.3773584905660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0.348101265822785">
                <text:p>0.34810126582278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0.318471337579618">
                <text:p>0.3184713375796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0.288461538461538">
                <text:p>0.2884615384615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Leaf.K9:Leaf.L19" chart:data-source-has-labels="column" svg:x="0.32cm" svg:y="0.18cm" svg:width="12.746cm" svg:height="8.64cm">
          <chartooo:coordinate-region svg:x="0.756cm" svg:y="0.379cm" svg:width="11.938cm" svg:height="7.794cm"/>
          <chart:axis chart:dimension="x" chart:name="primary-x" chart:style-name="ch4" chartooo:axis-type="auto">
            <chartooo:date-scale/>
            <chart:categories table:cell-range-address="Leaf.K9:Leaf.K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af.L9:Leaf.L19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Leaf.K9:Leaf.K19</svg:desc>
                </draw:g>
              </table:table-cell>
              <table:table-cell office:value-type="float" office:value="18">
                <text:p>18</text:p>
                <draw:g>
                  <svg:desc>Leaf.L9:Leaf.L19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.6">
                <text:p>8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